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400B09C74BA.png" manifest:media-type="image/png"/>
  <manifest:file-entry manifest:full-path="Pictures/10000001000000B4000000B4AA917EDF.png" manifest:media-type="image/png"/>
  <manifest:file-entry manifest:full-path="Pictures/10000000000001F40000015712141F5C.png" manifest:media-type="image/png"/>
  <manifest:file-entry manifest:full-path="Pictures/100000010000008000000080FCD87B1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dddddd" draw:textarea-horizontal-align="center" draw:textarea-vertical-align="middle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cfe7f5" draw:auto-grow-height="true" draw:auto-grow-width="false" fo:max-height="0cm" fo:min-height="1.576cm" text:animation="none" text:animation-direction="down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169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fill="solid" draw:fill-color="#111111" draw:textarea-horizontal-align="center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 loext:decorative="false"/>
      <style:paragraph-properties style:writing-mode="lr-tb"/>
    </style:style>
    <style:style style:name="gr7" style:family="graphic" style:parent-style-name="standard">
      <style:graphic-properties draw:fill="solid" draw:fill-color="#cccccc" draw:textarea-horizontal-align="center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273cm" loext:decorative="false"/>
      <style:paragraph-properties style:writing-mode="lr-tb"/>
    </style:style>
    <style:style style:name="gr10" style:family="graphic" style:parent-style-name="standard">
      <style:graphic-properties draw:fill="solid" draw:fill-color="#808080" draw:textarea-horizontal-align="center" draw:textarea-vertical-align="middle" loext:decorative="false"/>
    </style:style>
    <style:style style:name="gr11" style:family="graphic" style:parent-style-name="objectwithoutfill">
      <style:graphic-properties draw:fill="none" draw:textarea-horizontal-align="center" draw:textarea-vertical-align="middle" loext:decorative="false"/>
    </style:style>
    <style:style style:name="gr12" style:family="graphic" style:parent-style-name="standard">
      <style:graphic-properties svg:stroke-color="#eeeeee" draw:fill="solid" draw:fill-color="#eeeeee" draw:textarea-horizontal-align="center" draw:textarea-vertical-align="middle" loext:decorative="false"/>
    </style:style>
    <style:style style:name="gr13" style:family="graphic" style:parent-style-name="standard">
      <style:graphic-properties draw:stroke="none" draw:fill="none" fo:min-height="1.461cm" loext:decorative="false"/>
      <style:paragraph-properties style:writing-mode="lr-tb"/>
    </style:style>
    <style:style style:name="gr14" style:family="graphic" style:parent-style-name="standard">
      <style:graphic-properties draw:fill="solid" draw:fill-color="#999999" draw:textarea-horizontal-align="center" draw:textarea-vertical-align="middle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9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25cm" fo:min-width="0cm" loext:decorative="false"/>
      <style:paragraph-properties style:writing-mode="lr-tb"/>
    </style:style>
    <style:style style:name="gr18" style:family="graphic" style:parent-style-name="standard">
      <style:graphic-properties draw:stroke="none" svg:stroke-width="0.564cm" draw:marker-start-width="1.14cm" draw:marker-end-width="1.14cm" draw:fill-color="#cccccc" draw:textarea-horizontal-align="center" draw:textarea-vertical-align="middle" fo:padding-top="0.401cm" fo:padding-bottom="0.401cm" fo:padding-left="0.526cm" fo:padding-right="0.526cm" loext:decorative="false"/>
    </style:style>
    <style:style style:name="gr19" style:family="graphic" style:parent-style-name="standard">
      <style:graphic-properties draw:textarea-horizontal-align="center" draw:textarea-vertical-align="middle" loext:decorative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7cm" loext:decorative="false"/>
      <style:paragraph-properties style:writing-mode="lr-tb"/>
    </style:style>
    <style:style style:name="gr22" style:family="graphic" style:parent-style-name="standard">
      <style:graphic-properties draw:fill-color="#999999" draw:textarea-horizontal-align="center" draw:textarea-vertical-align="middle" loext:decorative="false"/>
    </style:style>
    <style:style style:name="gr23" style:family="graphic" style:parent-style-name="standard">
      <style:graphic-properties draw:stroke="none" draw:fill="bitmap" draw:fill-color="#999999" draw:fill-image-name="Bitmape_20_4" draw:textarea-horizontal-align="center" draw:textarea-vertical-align="middle" loext:decorative="false"/>
    </style:style>
    <style:style style:name="gr24" style:family="graphic" style:parent-style-name="standard">
      <style:graphic-properties draw:fill="bitmap" draw:fill-color="#999999" draw:fill-image-name="Bitmape_20_3" draw:textarea-horizontal-align="center" draw:textarea-vertical-align="middle" loext:decorative="false"/>
    </style:style>
    <style:style style:name="gr25" style:family="graphic" style:parent-style-name="standard">
      <style:graphic-properties draw:fill="bitmap" draw:fill-color="#999999" draw:fill-image-name="Bitmape_20_5" draw:textarea-horizontal-align="center" draw:textarea-vertical-align="middle" loext:decorative="false"/>
    </style:style>
    <style:style style:name="gr26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.026cm" loext:decorative="false"/>
      <style:paragraph-properties style:writing-mode="lr-tb"/>
    </style:style>
    <style:style style:name="gr27" style:family="graphic" style:parent-style-name="standard">
      <style:graphic-properties draw:fill-color="#808080" draw:textarea-horizontal-align="center" draw:textarea-vertical-align="middle" loext:decorative="false"/>
    </style:style>
    <style:style style:name="gr28" style:family="graphic" style:parent-style-name="standard">
      <style:graphic-properties draw:fill-color="#cccccc" draw:textarea-horizontal-align="center" draw:textarea-vertical-align="middle" loext:decorative="false"/>
    </style:style>
    <style:style style:name="gr29" style:family="graphic" style:parent-style-name="standard">
      <style:graphic-properties draw:fill="solid" draw:fill-color="#ff3333" draw:textarea-horizontal-align="center" draw:textarea-vertical-align="middle" loext:decorative="false"/>
    </style:style>
    <style:style style:name="gr30" style:family="graphic" style:parent-style-name="standard">
      <style:graphic-properties draw:fill="solid" draw:fill-color="#66ff66" draw:textarea-horizontal-align="center" draw:textarea-vertical-align="middle" loext:decorative="fals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7.001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2.105cm" loext:decorative="false"/>
      <style:paragraph-properties style:writing-mode="lr-tb"/>
    </style:style>
    <style:style style:name="gr33" style:family="graphic">
      <style:graphic-properties loext:decorative="fals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213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811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689cm" loext:decorative="false"/>
      <style:paragraph-properties style:writing-mode="lr-tb"/>
    </style:style>
    <style:style style:name="gr39" style:family="graphic" style:parent-style-name="objectwithoutfill">
      <style:graphic-properties draw:marker-end="Arrow" draw:marker-end-width="0.3cm" draw:fill="none" draw:textarea-horizontal-align="center" draw:textarea-vertical-align="middle" loext:decorative="fals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813cm" loext:decorative="false"/>
      <style:paragraph-properties style:writing-mode="lr-tb"/>
    </style:style>
    <style:style style:name="gr41" style:family="graphic" style:parent-style-name="standard">
      <style:graphic-properties draw:fill="solid" draw:fill-color="#000000" draw:textarea-horizontal-align="center" draw:textarea-vertical-align="middle" loext:decorative="false"/>
    </style:style>
    <style:style style:name="gr42" style:family="graphic" style:parent-style-name="objectwithoutfill">
      <style:graphic-properties svg:stroke-width="0.212cm" svg:stroke-color="#cccccc" draw:marker-start-width="0.617cm" draw:marker-end-width="0.617cm" draw:fill="solid" draw:fill-color="#cfe7f5" draw:textarea-horizontal-align="center" draw:textarea-vertical-align="middle" fo:padding-top="0.23cm" fo:padding-bottom="0.23cm" fo:padding-left="0.355cm" fo:padding-right="0.355cm" loext:decorative="false"/>
    </style:style>
    <style:style style:name="gr43" style:family="graphic" style:parent-style-name="objectwithoutfill">
      <style:graphic-properties svg:stroke-width="0.212cm" svg:stroke-color="#00ccff" draw:marker-start-width="0.617cm" draw:marker-end-width="0.617cm" draw:fill="solid" draw:fill-color="#00ccff" draw:textarea-horizontal-align="center" draw:textarea-vertical-align="middle" fo:padding-top="0.23cm" fo:padding-bottom="0.23cm" fo:padding-left="0.355cm" fo:padding-right="0.355cm" loext:decorative="false"/>
    </style:style>
    <style:style style:name="gr44" style:family="graphic" style:parent-style-name="objectwithoutfill">
      <style:graphic-properties svg:stroke-width="0.212cm" svg:stroke-color="#00ccff" draw:marker-start-width="0.617cm" draw:marker-end-width="0.617cm" draw:fill="hatch" draw:fill-color="#cfe7f5" draw:fill-hatch-name="Red_20_Crossed_20_45_20_Degrees" draw:textarea-horizontal-align="center" draw:textarea-vertical-align="middle" fo:padding-top="0.23cm" fo:padding-bottom="0.23cm" fo:padding-left="0.355cm" fo:padding-right="0.355cm" loext:decorative="false"/>
    </style:style>
    <style:style style:name="gr45" style:family="graphic" style:parent-style-name="objectwithoutfill">
      <style:graphic-properties draw:stroke="solid" svg:stroke-width="0.159cm" svg:stroke-color="#ff3333" draw:marker-start-width="0.538cm" draw:marker-end-width="0.538cm" draw:fill="none" draw:textarea-horizontal-align="center" draw:textarea-vertical-align="middle" fo:padding-top="0.204cm" fo:padding-bottom="0.204cm" fo:padding-left="0.329cm" fo:padding-right="0.329cm" loext:decorative="false"/>
    </style:style>
    <style:style style:name="gr46" style:family="graphic" style:parent-style-name="objectwithoutfill">
      <style:graphic-properties draw:stroke="solid" svg:stroke-width="0.212cm" svg:stroke-color="#ff3333" draw:marker-start-width="0.619cm" draw:marker-end-width="0.619cm" draw:fill="none" draw:textarea-horizontal-align="center" draw:textarea-vertical-align="middle" fo:padding-top="0.232cm" fo:padding-bottom="0.232cm" fo:padding-left="0.357cm" fo:padding-right="0.357cm" loext:decorative="false"/>
    </style:style>
    <style:style style:name="gr47" style:family="graphic" style:parent-style-name="objectwithoutfill">
      <style:graphic-properties draw:stroke="dash" draw:stroke-dash="Fine_20_Dashed" svg:stroke-color="#ff3333" draw:fill="gradient" draw:fill-image-width="0cm" draw:fill-image-height="0cm" draw:textarea-horizontal-align="center" draw:textarea-vertical-align="middle" loext:decorative="false"/>
    </style:style>
    <style:style style:name="gr48" style:family="graphic" style:parent-style-name="objectwithoutfill">
      <style:graphic-properties svg:stroke-width="0.212cm" svg:stroke-color="#ff3333" draw:marker-start-width="0.617cm" draw:marker-end-width="0.617cm" draw:fill="hatch" draw:fill-color="#cfe7f5" draw:fill-hatch-name="Red_20_Crossed_20_45_20_Degrees" draw:textarea-horizontal-align="center" draw:textarea-vertical-align="middle" fo:padding-top="0.23cm" fo:padding-bottom="0.23cm" fo:padding-left="0.355cm" fo:padding-right="0.355cm" loext:decorative="false"/>
    </style:style>
    <style:style style:name="gr49" style:family="graphic" style:parent-style-name="objectwithoutfill">
      <style:graphic-properties svg:stroke-width="0.212cm" svg:stroke-color="#dddddd" draw:marker-start-width="0.617cm" draw:marker-end-width="0.617cm" draw:fill="hatch" draw:fill-color="#cfe7f5" draw:fill-hatch-name="Red_20_Crossed_20_45_20_Degrees" draw:textarea-horizontal-align="center" draw:textarea-vertical-align="middle" fo:padding-top="0.23cm" fo:padding-bottom="0.23cm" fo:padding-left="0.355cm" fo:padding-right="0.355cm" loext:decorative="false"/>
    </style:style>
    <style:style style:name="gr50" style:family="graphic" style:parent-style-name="objectwithoutfill">
      <style:graphic-properties svg:stroke-width="0.106cm" draw:marker-start="" draw:marker-start-width="0.459cm" draw:marker-end="Symmetric_20_Arrow" draw:marker-end-width="0.459cm" draw:fill="gradient" draw:fill-image-width="0cm" draw:fill-image-height="0cm" draw:textarea-horizontal-align="center" draw:textarea-vertical-align="middle" fo:padding-top="0.178cm" fo:padding-bottom="0.178cm" fo:padding-left="0.303cm" fo:padding-right="0.303cm" loext:decorative="false"/>
    </style:style>
    <style:style style:name="gr51" style:family="graphic" style:parent-style-name="standard">
      <style:graphic-properties draw:fill-color="#999999" draw:fill-image-width="0cm" draw:fill-image-height="0cm" draw:textarea-horizontal-align="center" draw:textarea-vertical-align="middle" loext:decorative="false"/>
    </style:style>
    <style:style style:name="gr52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5.278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2.668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4.273cm" loext:decorative="false"/>
      <style:paragraph-properties style:writing-mode="lr-tb"/>
    </style:style>
    <style:style style:name="gr55" style:family="graphic" style:parent-style-name="standard">
      <style:graphic-properties draw:fill-color="#cccccc" draw:fill-image-width="0cm" draw:fill-image-height="0cm" draw:textarea-horizontal-align="center" draw:textarea-vertical-align="middle" loext:decorative="false"/>
    </style:style>
    <style:style style:name="gr56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.017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.425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.713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2.137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2.849cm" loext:decorative="false"/>
      <style:paragraph-properties style:writing-mode="lr-tb"/>
    </style:style>
    <style:style style:name="gr61" style:family="graphic" style:parent-style-name="standard">
      <style:graphic-properties draw:fill="bitmap" draw:fill-image-name="Bitmape_20_2" draw:fill-image-width="0cm" draw:fill-image-height="0cm" draw:textarea-horizontal-align="center" draw:textarea-vertical-align="middle" loext:decorative="false"/>
    </style:style>
    <style:style style:name="gr62" style:family="graphic" style:parent-style-name="standard">
      <style:graphic-properties svg:stroke-width="0cm" svg:stroke-color="#111111" draw:marker-start-width="0.3cm" draw:marker-end-width="0.3cm" draw:fill-color="#111111" draw:fill-image-width="0cm" draw:fill-image-height="0cm" draw:textarea-horizontal-align="center" draw:textarea-vertical-align="middle" fo:padding-top="0.125cm" fo:padding-bottom="0.125cm" fo:padding-left="0.25cm" fo:padding-right="0.25cm" loext:decorative="false"/>
    </style:style>
    <style:style style:name="pr1" style:family="presentation" style:parent-style-name="Default-notes">
      <style:graphic-properties draw:fill-color="#ffffff" draw:auto-grow-height="true" fo:min-height="13.36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none" draw:fill-color="#cfe7f5"/>
      <style:text-properties fo:font-size="40pt" fo:text-shadow="1pt 1pt" style:font-size-asian="40pt" style:font-size-complex="40pt"/>
    </style:style>
    <style:style style:name="P4" style:family="paragraph">
      <loext:graphic-properties draw:fill="none" draw:fill-color="#ffffff"/>
      <style:paragraph-properties fo:text-align="center"/>
      <style:text-properties fo:color="#cc0000" loext:opacity="100%" fo:font-size="20pt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111111"/>
      <style:paragraph-properties fo:text-align="center"/>
    </style:style>
    <style:style style:name="P7" style:family="paragraph">
      <loext:graphic-properties draw:fill="none" draw:fill-color="#ffffff"/>
      <style:text-properties fo:color="#ffffff" loext:opacity="100%"/>
    </style:style>
    <style:style style:name="P8" style:family="paragraph">
      <loext:graphic-properties draw:fill="solid" draw:fill-color="#cccccc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color="#000000" loext:opacity="100%" fo:font-size="18pt"/>
    </style:style>
    <style:style style:name="P11" style:family="paragraph">
      <loext:graphic-properties draw:fill="solid" draw:fill-color="#808080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solid" draw:fill-color="#eeeeee"/>
      <style:paragraph-properties fo:text-align="center"/>
    </style:style>
    <style:style style:name="P14" style:family="paragraph">
      <loext:graphic-properties draw:fill="none"/>
      <style:text-properties fo:color="#1c1c1c" loext:opacity="100%"/>
    </style:style>
    <style:style style:name="P15" style:family="paragraph">
      <loext:graphic-properties draw:fill="none" draw:fill-color="#ffffff"/>
      <style:text-properties fo:color="#ff0000" loext:opacity="100%"/>
    </style:style>
    <style:style style:name="P16" style:family="paragraph">
      <loext:graphic-properties draw:fill="solid" draw:fill-color="#999999"/>
      <style:paragraph-properties fo:text-align="center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 draw:fill-color="#ffffff"/>
      <style:text-properties fo:color="#ffffff" loext:opacity="100%" fo:font-size="18pt"/>
    </style:style>
    <style:style style:name="P19" style:family="paragraph">
      <loext:graphic-properties draw:fill="none"/>
      <style:text-properties fo:color="#1c1c1c" loext:opacity="100%" fo:font-size="18pt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-color="#cccccc"/>
      <style:paragraph-properties fo:text-align="center"/>
    </style:style>
    <style:style style:name="P22" style:family="paragraph">
      <loext:graphic-properties draw:fill="none" draw:fill-color="#ffffff"/>
      <style:text-properties fo:font-size="10pt" style:font-size-asian="10pt" style:font-size-complex="10pt"/>
    </style:style>
    <style:style style:name="P23" style:family="paragraph">
      <loext:graphic-properties draw:fill-color="#999999"/>
      <style:paragraph-properties fo:text-align="center"/>
    </style:style>
    <style:style style:name="P24" style:family="paragraph">
      <loext:graphic-properties draw:fill="bitmap" draw:fill-color="#999999" draw:fill-image-name="Bitmape_20_4"/>
      <style:paragraph-properties fo:text-align="center"/>
    </style:style>
    <style:style style:name="P25" style:family="paragraph">
      <loext:graphic-properties draw:fill="bitmap" draw:fill-color="#999999" draw:fill-image-name="Bitmape_20_3"/>
      <style:paragraph-properties fo:text-align="center"/>
    </style:style>
    <style:style style:name="P26" style:family="paragraph">
      <loext:graphic-properties draw:fill="bitmap" draw:fill-color="#999999" draw:fill-image-name="Bitmape_20_5"/>
      <style:paragraph-properties fo:text-align="center"/>
    </style:style>
    <style:style style:name="P27" style:family="paragraph">
      <loext:graphic-properties draw:fill="none" draw:fill-color="#ffffff" draw:fill-image-width="0cm" draw:fill-image-height="0cm"/>
      <style:text-properties fo:color="#ffffff" loext:opacity="100%" fo:font-size="26pt" style:font-size-asian="26pt" style:font-size-complex="26pt"/>
    </style:style>
    <style:style style:name="P28" style:family="paragraph">
      <loext:graphic-properties draw:fill-color="#808080"/>
      <style:paragraph-properties fo:text-align="center"/>
    </style:style>
    <style:style style:name="P29" style:family="paragraph">
      <loext:graphic-properties draw:fill="solid" draw:fill-color="#ff3333"/>
      <style:paragraph-properties fo:text-align="center"/>
    </style:style>
    <style:style style:name="P30" style:family="paragraph">
      <loext:graphic-properties draw:fill="solid" draw:fill-color="#66ff66"/>
      <style:paragraph-properties fo:text-align="center"/>
    </style:style>
    <style:style style:name="P31" style:family="paragraph">
      <loext:graphic-properties draw:fill="none" draw:fill-color="#ffffff"/>
      <style:text-properties fo:font-size="8pt" style:font-size-asian="8pt" style:font-size-complex="8pt"/>
    </style:style>
    <style:style style:name="P32" style:family="paragraph">
      <loext:graphic-properties draw:fill="none" draw:fill-color="#ffffff"/>
      <style:text-properties fo:font-size="14pt" style:font-size-asian="14pt" style:font-size-complex="14pt"/>
    </style:style>
    <style:style style:name="P33" style:family="paragraph">
      <loext:graphic-properties draw:fill="none" draw:fill-color="#ffffff"/>
      <style:text-properties fo:color="#eeeeee" loext:opacity="100%"/>
    </style:style>
    <style:style style:name="P34" style:family="paragraph">
      <loext:graphic-properties draw:fill="none" draw:fill-color="#ffffff"/>
      <style:text-properties fo:color="#000000" loext:opacity="100%"/>
    </style:style>
    <style:style style:name="P35" style:family="paragraph">
      <loext:graphic-properties draw:fill="solid" draw:fill-color="#000000"/>
      <style:paragraph-properties fo:text-align="center"/>
    </style:style>
    <style:style style:name="P36" style:family="paragraph">
      <loext:graphic-properties draw:fill="solid" draw:fill-color="#cfe7f5"/>
      <style:paragraph-properties fo:text-align="center"/>
    </style:style>
    <style:style style:name="P37" style:family="paragraph">
      <loext:graphic-properties draw:fill="solid" draw:fill-color="#00ccff"/>
      <style:paragraph-properties fo:text-align="center"/>
    </style:style>
    <style:style style:name="P38" style:family="paragraph">
      <loext:graphic-properties draw:fill="hatch" draw:fill-color="#cfe7f5" draw:fill-hatch-name="Red_20_Crossed_20_45_20_Degrees"/>
      <style:paragraph-properties fo:margin-top="0cm" fo:margin-bottom="0.127cm" fo:text-align="center"/>
    </style:style>
    <style:style style:name="P39" style:family="paragraph">
      <loext:graphic-properties draw:fill="gradient" draw:fill-image-width="0cm" draw:fill-image-height="0cm"/>
      <style:paragraph-properties fo:text-align="center"/>
    </style:style>
    <style:style style:name="P40" style:family="paragraph">
      <loext:graphic-properties draw:fill="gradient" draw:fill-image-width="0cm" draw:fill-image-height="0cm"/>
      <style:paragraph-properties fo:text-align="center"/>
      <style:text-properties fo:font-size="11pt" style:font-size-asian="11pt" style:font-size-complex="11pt"/>
    </style:style>
    <style:style style:name="P41" style:family="paragraph">
      <loext:graphic-properties draw:fill-color="#999999" draw:fill-image-width="0cm" draw:fill-image-height="0cm"/>
      <style:paragraph-properties fo:text-align="center"/>
    </style:style>
    <style:style style:name="P42" style:family="paragraph">
      <loext:graphic-properties draw:fill="none" draw:fill-color="#ffffff" draw:fill-image-width="0cm" draw:fill-image-height="0cm"/>
    </style:style>
    <style:style style:name="P43" style:family="paragraph">
      <loext:graphic-properties draw:fill-color="#cccccc" draw:fill-image-width="0cm" draw:fill-image-height="0cm"/>
      <style:paragraph-properties fo:text-align="center"/>
    </style:style>
    <style:style style:name="P44" style:family="paragraph">
      <loext:graphic-properties draw:fill="none" draw:fill-color="#ffffff" draw:fill-image-width="0cm" draw:fill-image-height="0cm"/>
      <style:text-properties fo:font-size="18pt" style:font-size-asian="18pt" style:font-size-complex="18pt"/>
    </style:style>
    <style:style style:name="P45" style:family="paragraph">
      <style:paragraph-properties fo:margin-left="0cm" fo:margin-right="0cm" fo:margin-top="0cm" fo:margin-bottom="0cm" fo:line-height="100%" fo:text-indent="0cm"/>
    </style:style>
    <style:style style:name="P46" style:family="paragraph">
      <loext:graphic-properties draw:fill="bitmap" draw:fill-image-name="Bitmape_20_2" draw:fill-image-width="0cm" draw:fill-image-height="0cm"/>
      <style:paragraph-properties fo:text-align="center"/>
    </style:style>
    <style:style style:name="P47" style:family="paragraph">
      <loext:graphic-properties draw:fill-color="#111111" draw:fill-image-width="0cm" draw:fill-image-height="0cm"/>
      <style:paragraph-properties fo:text-align="center"/>
    </style:style>
    <style:style style:name="T1" style:family="text">
      <style:text-properties fo:font-size="40pt" fo:text-shadow="1pt 1pt" style:font-size-asian="40pt" style:font-size-complex="40pt"/>
    </style:style>
    <style:style style:name="T2" style:family="text">
      <style:text-properties fo:color="#cc0000" loext:opacity="100%" fo:font-size="20pt" style:font-size-asian="20pt" style:font-size-complex="20pt"/>
    </style:style>
    <style:style style:name="T3" style:family="text">
      <style:text-properties fo:color="#ffffff" loext:opacity="100%"/>
    </style:style>
    <style:style style:name="T4" style:family="text">
      <style:text-properties fo:color="#000000" loext:opacity="100%"/>
    </style:style>
    <style:style style:name="T5" style:family="text">
      <style:text-properties fo:color="#1c1c1c" loext:opacity="100%"/>
    </style:style>
    <style:style style:name="T6" style:family="text">
      <style:text-properties fo:color="#ff0000" loext:opacity="100%"/>
    </style:style>
    <style:style style:name="T7" style:family="text">
      <style:text-properties fo:color="#000000" loext:opacity="100%" fo:font-size="18pt"/>
    </style:style>
    <style:style style:name="T8" style:family="text">
      <style:text-properties fo:color="#1c1c1c" loext:opacity="100%" fo:font-size="18pt"/>
    </style:style>
    <style:style style:name="T9" style:family="text">
      <style:text-properties fo:font-size="1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color="#ffffff" loext:opacity="100%" fo:font-size="26pt" style:font-size-asian="26pt" style:font-size-complex="26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color="#eeeeee" loext:opacity="100%"/>
    </style:style>
    <style:style style:name="T15" style:family="text">
      <style:text-properties fo:font-weight="bold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2" draw:layer="layout" svg:width="28cm" svg:height="21cm" svg:x="0cm" svg:y="0cm">
          <text:p text:style-name="P1"><text:s/></text:p>
        </draw:rect>
        <draw:frame draw:style-name="gr2" draw:text-style-name="P3" draw:layer="layout" svg:width="18.5cm" svg:height="1.826cm" svg:x="5cm" svg:y="6.5cm">
          <draw:text-box>
            <text:p><text:span text:style-name="T1">ORAL DU BREVET 2026</text:span></text:p>
          </draw:text-box>
        </draw:frame>
        <draw:frame draw:style-name="gr3" draw:text-style-name="P4" draw:layer="layout" svg:width="18.191cm" svg:height="3.419cm" svg:x="4.309cm" svg:y="8.5cm">
          <draw:text-box>
            <text:p text:style-name="P1"><text:span text:style-name="T2">Comment l'intelligence artificielle change notre facon de travailler et <text:s/>son impact de l'environnemen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rect draw:style-name="gr5" draw:text-style-name="P6" draw:layer="layout" svg:width="28.5cm" svg:height="21cm" svg:x="0cm" svg:y="1.5cm">
          <text:p/>
        </draw:rect>
        <draw:frame draw:style-name="gr6" draw:text-style-name="P7" draw:layer="layout" svg:width="13cm" svg:height="0.963cm" svg:x="9cm" svg:y="2cm">
          <draw:text-box>
            <text:p><text:span text:style-name="T3">PRESENTATION EN 3 PARTIES</text:span></text:p>
          </draw:text-box>
        </draw:frame>
        <draw:rect draw:style-name="gr7" draw:text-style-name="P8" draw:layer="layout" svg:width="28.5cm" svg:height="1.5cm" svg:x="0cm" svg:y="0cm">
          <text:p/>
        </draw:rect>
        <draw:frame draw:style-name="gr8" draw:text-style-name="P9" draw:layer="layout" svg:width="4.5cm" svg:height="1.675cm" svg:x="0cm" svg:y="0cm">
          <draw:text-box>
            <text:p>SOMMAIRE</text:p>
          </draw:text-box>
        </draw:frame>
        <draw:frame draw:style-name="gr6" draw:text-style-name="P7" draw:layer="layout" svg:width="18cm" svg:height="0.963cm" svg:x="6cm" svg:y="5.5cm">
          <draw:text-box>
            <text:p><text:span text:style-name="T3">1) C'EST QUOI L'INTELLIGENCE ARTIFICIELLE</text:span></text:p>
          </draw:text-box>
        </draw:frame>
        <draw:frame draw:style-name="gr8" draw:text-style-name="P7" draw:layer="layout" svg:width="16.5cm" svg:height="1.675cm" svg:x="6cm" svg:y="9cm">
          <draw:text-box>
            <text:p><text:span text:style-name="T3">2) COMMENT L'UTILISE-T-ON DANS LE TRAVAIL</text:span></text:p>
          </draw:text-box>
        </draw:frame>
        <draw:frame draw:style-name="gr8" draw:text-style-name="P7" draw:layer="layout" svg:width="17cm" svg:height="1.675cm" svg:x="6cm" svg:y="13.325cm">
          <draw:text-box>
            <text:p><text:span text:style-name="T3">3) QUEL EST SON IMPACT SUR L'ENVIRONNEMENT</text:span></text:p>
          </draw:text-box>
        </draw:frame>
        <draw:frame draw:style-name="gr6" draw:text-style-name="P7" draw:layer="layout" svg:width="12.5cm" svg:height="0.963cm" svg:x="7.5cm" svg:y="6.5cm">
          <draw:text-box>
            <text:p><text:span text:style-name="T3">a) D'ou vient elle</text:span></text:p>
          </draw:text-box>
        </draw:frame>
        <draw:frame draw:style-name="gr6" draw:text-style-name="P7" draw:layer="layout" svg:width="12.5cm" svg:height="0.963cm" svg:x="7.5cm" svg:y="7.5cm">
          <draw:text-box>
            <text:p><text:span text:style-name="T3">b) Comment fonctionne-t-elle</text:span></text:p>
          </draw:text-box>
        </draw:frame>
        <draw:frame draw:style-name="gr6" draw:text-style-name="P7" draw:layer="layout" svg:width="12.5cm" svg:height="0.963cm" svg:x="7.5cm" svg:y="18cm">
          <draw:text-box>
            <text:p><text:span text:style-name="T3">b) Des Solutions ?</text:span></text:p>
          </draw:text-box>
        </draw:frame>
        <draw:frame draw:style-name="gr8" draw:text-style-name="P7" draw:layer="layout" svg:width="15.5cm" svg:height="1.675cm" svg:x="7.5cm" svg:y="14.825cm">
          <draw:text-box>
            <text:p><text:span text:style-name="T3">a) Sa Consomation en ressources naturelles</text:span></text:p>
          </draw:text-box>
        </draw:frame>
        <draw:frame draw:style-name="gr8" draw:text-style-name="P7" draw:layer="layout" svg:width="12.5cm" svg:height="1.675cm" svg:x="7.5cm" svg:y="10.5cm">
          <draw:text-box>
            <text:p><text:span text:style-name="T3">a) L'ia est partout</text:span></text:p>
            <text:p><text:span text:style-name="T3"/></text:p>
          </draw:text-box>
        </draw:frame>
        <draw:frame draw:style-name="gr8" draw:text-style-name="P7" draw:layer="layout" svg:width="12.5cm" svg:height="1.675cm" svg:x="7.525cm" svg:y="16.196cm">
          <draw:text-box>
            <text:p><text:span text:style-name="T3">b) Pourquoi les datacenter ont besoin d'autant de ressources </text:span></text:p>
          </draw:text-box>
        </draw:frame>
        <draw:frame draw:style-name="gr6" draw:text-style-name="P7" draw:layer="layout" svg:width="12.5cm" svg:height="0.963cm" svg:x="7.5cm" svg:y="11.537cm">
          <draw:text-box>
            <text:p><text:span text:style-name="T3">b) Un exemple concrê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rect draw:style-name="gr5" draw:text-style-name="P6" draw:layer="layout" svg:width="28.5cm" svg:height="21cm" svg:x="0cm" svg:y="1cm">
          <text:p/>
        </draw:rect>
        <draw:rect draw:style-name="gr7" draw:text-style-name="P8" draw:layer="layout" svg:width="28.5cm" svg:height="1.5cm" svg:x="0cm" svg:y="0cm">
          <text:p/>
        </draw:rect>
        <draw:frame draw:style-name="gr9" draw:text-style-name="P10" draw:layer="layout" svg:width="25cm" svg:height="4.523cm" svg:x="0cm" svg:y="0cm">
          <draw:text-box>
            <text:p><text:span text:style-name="T4">1) C'EST QUOI L'INTELLIGENCE ARTIFICIELLE</text:span></text:p>
          </draw:text-box>
        </draw:frame>
        <draw:rect draw:style-name="gr10" draw:text-style-name="P11" draw:layer="layout" svg:width="14.5cm" svg:height="0.5cm" svg:x="0cm" svg:y="1cm">
          <text:p/>
        </draw:rect>
        <draw:line draw:style-name="gr11" draw:text-style-name="P12" draw:layer="layout" svg:x1="0cm" svg:y1="1cm" svg:x2="28.5cm" svg:y2="1cm">
          <text:p/>
        </draw:line>
        <draw:frame draw:style-name="gr6" draw:text-style-name="P7" draw:layer="layout" svg:width="11.5cm" svg:height="0.963cm" svg:x="9cm" svg:y="2.5cm">
          <draw:text-box>
            <text:p><text:span text:style-name="T3">D'ou vient l'intelligence artificielle</text:span></text:p>
          </draw:text-box>
        </draw:frame>
        <draw:rect draw:style-name="gr12" draw:text-style-name="P13" draw:layer="layout" svg:width="8cm" svg:height="4.5cm" svg:x="2.5cm" svg:y="5.5cm">
          <text:p/>
        </draw:rect>
        <draw:frame draw:style-name="gr13" draw:text-style-name="P14" draw:layer="layout" svg:width="4cm" svg:height="1.711cm" svg:x="5cm" svg:y="5.789cm">
          <draw:text-box>
            <text:p><text:span text:style-name="T5">1951 </text:span></text:p>
          </draw:text-box>
        </draw:frame>
        <draw:frame draw:style-name="gr8" draw:text-style-name="P9" draw:layer="layout" svg:width="7cm" svg:height="1.675cm" svg:x="3cm" svg:y="6.825cm">
          <draw:text-box>
            <text:p>Premier modèle réussi</text:p>
          </draw:text-box>
        </draw:frame>
        <draw:rect draw:style-name="gr12" draw:text-style-name="P13" draw:layer="layout" svg:width="8cm" svg:height="4.5cm" svg:x="2.5cm" svg:y="10.5cm">
          <text:p/>
        </draw:rect>
        <draw:frame draw:style-name="gr8" draw:text-style-name="P9" draw:layer="layout" svg:width="7cm" svg:height="1.675cm" svg:x="3cm" svg:y="12cm">
          <draw:text-box>
            <text:p>Premier modèle grand public</text:p>
          </draw:text-box>
        </draw:frame>
        <draw:frame draw:style-name="gr13" draw:text-style-name="P14" draw:layer="layout" svg:width="4cm" svg:height="1.711cm" svg:x="4.5cm" svg:y="10.789cm">
          <draw:text-box>
            <text:p><text:span text:style-name="T5"><text:s/>Juillet 2020</text:span></text:p>
          </draw:text-box>
        </draw:frame>
        <draw:frame draw:style-name="gr8" draw:text-style-name="P15" draw:layer="layout" svg:width="7.5cm" svg:height="1.675cm" svg:x="3cm" svg:y="7.5cm">
          <draw:text-box>
            <text:p><text:span text:style-name="T6">Strachey’s draughts program </text:span></text:p>
          </draw:text-box>
        </draw:frame>
        <draw:frame draw:style-name="gr6" draw:text-style-name="P15" draw:layer="layout" svg:width="3cm" svg:height="0.963cm" svg:x="3cm" svg:y="13.537cm">
          <draw:text-box>
            <text:p><text:span text:style-name="T6">GPT‑3</text:span></text:p>
          </draw:text-box>
        </draw:frame>
        <draw:rect draw:style-name="gr7" draw:text-style-name="P8" draw:layer="layout" svg:width="15cm" svg:height="9.5cm" svg:x="11cm" svg:y="5.5cm">
          <text:p/>
        </draw:rect>
        <draw:rect draw:style-name="gr14" draw:text-style-name="P16" draw:layer="layout" svg:width="23.5cm" svg:height="1cm" svg:x="2.5cm" svg:y="18cm">
          <text:p/>
        </draw:rect>
        <draw:frame draw:style-name="gr6" draw:text-style-name="P9" draw:layer="layout" svg:width="22.5cm" svg:height="0.963cm" svg:x="3cm" svg:y="18.037cm">
          <draw:text-box>
            <text:p>Sources : wikipedia.org , britannica.com , cigref.fr</text:p>
          </draw:text-box>
        </draw:frame>
        <draw:frame draw:style-name="gr15" draw:text-style-name="P9" draw:layer="layout" svg:width="10.5cm" svg:height="2.387cm" svg:x="13.5cm" svg:y="6cm">
          <draw:text-box>
            <text:p>PREMIERES THEORISATIONS</text:p>
          </draw:text-box>
        </draw:frame>
        <draw:frame draw:style-name="gr6" draw:text-style-name="P15" draw:layer="layout" svg:width="8.5cm" svg:height="0.963cm" svg:x="15cm" svg:y="7.537cm">
          <draw:text-box>
            <text:p><text:span text:style-name="T6">1950 : Alan Turing</text:span></text:p>
          </draw:text-box>
        </draw:frame>
        <draw:frame draw:style-name="gr6" draw:text-style-name="P15" draw:layer="layout" svg:width="8.5cm" svg:height="0.963cm" svg:x="15cm" svg:y="11.037cm">
          <draw:text-box>
            <text:p><text:span text:style-name="T6">1956 : <text:s/>John McCarthy</text:span></text:p>
          </draw:text-box>
        </draw:frame>
        <draw:frame draw:style-name="gr8" draw:text-style-name="P9" draw:layer="layout" svg:width="9.5cm" svg:height="1.675cm" svg:x="14cm" svg:y="11.825cm">
          <draw:text-box>
            <text:p>Il invente le terme intelligence artificielle</text:p>
          </draw:text-box>
        </draw:frame>
        <draw:frame draw:style-name="gr16" draw:text-style-name="P9" draw:layer="layout" svg:width="8.5cm" svg:height="3.099cm" svg:x="14cm" svg:y="8.401cm">
          <draw:text-box>
            <text:p>-Inventeur de test de Turing.</text:p>
            <text:p/>
            <text:p/>
          </draw:text-box>
        </draw:frame>
        <draw:frame draw:style-name="gr15" draw:text-style-name="P9" draw:layer="layout" svg:width="9.5cm" svg:height="2.387cm" svg:x="14cm" svg:y="9.113cm">
          <draw:text-box>
            <text:p>-ll publie l’article « Computing Machinery and Intelligence »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rect draw:style-name="gr5" draw:text-style-name="P6" draw:layer="layout" svg:width="28.5cm" svg:height="21cm" svg:x="0cm" svg:y="1cm">
          <text:p/>
        </draw:rect>
        <draw:rect draw:style-name="gr7" draw:text-style-name="P8" draw:layer="layout" svg:width="28.5cm" svg:height="1.5cm" svg:x="0cm" svg:y="0cm">
          <text:p/>
        </draw:rect>
        <draw:frame draw:style-name="gr9" draw:text-style-name="P10" draw:layer="layout" svg:width="25cm" svg:height="4.523cm" svg:x="0cm" svg:y="0cm">
          <draw:text-box>
            <text:p><text:span text:style-name="T7">1) C'EST QUOI L'INTELLIGENCE ARTIFICIELLE</text:span></text:p>
          </draw:text-box>
        </draw:frame>
        <draw:rect draw:style-name="gr10" draw:text-style-name="P11" draw:layer="layout" svg:width="28.5cm" svg:height="0.5cm" svg:x="0cm" svg:y="1cm">
          <text:p/>
        </draw:rect>
        <draw:line draw:style-name="gr11" draw:text-style-name="P12" draw:layer="layout" svg:x1="0cm" svg:y1="1cm" svg:x2="28.5cm" svg:y2="1cm">
          <text:p/>
        </draw:line>
        <draw:frame draw:style-name="gr6" draw:text-style-name="P18" draw:layer="layout" svg:width="11.5cm" svg:height="0.963cm" svg:x="9.5cm" svg:y="2.537cm">
          <draw:text-box>
            <text:p><text:span text:style-name="T3">Comment fonctionne t'elle</text:span></text:p>
          </draw:text-box>
        </draw:frame>
        <draw:rect draw:style-name="gr12" draw:text-style-name="P13" draw:layer="layout" svg:width="8.5cm" svg:height="4cm" svg:x="2.5cm" svg:y="5.5cm">
          <text:p/>
        </draw:rect>
        <draw:frame draw:style-name="gr13" draw:text-style-name="P19" draw:layer="layout" svg:width="4cm" svg:height="1.711cm" svg:x="5cm" svg:y="5.789cm">
          <draw:text-box>
            <text:p><text:span text:style-name="T8"><text:s/></text:span></text:p>
          </draw:text-box>
        </draw:frame>
        <draw:rect draw:style-name="gr12" draw:text-style-name="P13" draw:layer="layout" svg:width="13.5cm" svg:height="2cm" svg:x="11.5cm" svg:y="5.5cm">
          <text:p/>
        </draw:rect>
        <draw:rect draw:style-name="gr14" draw:text-style-name="P16" draw:layer="layout" svg:width="23.5cm" svg:height="1cm" svg:x="2.5cm" svg:y="18cm">
          <text:p/>
        </draw:rect>
        <draw:frame draw:style-name="gr6" draw:text-style-name="P20" draw:layer="layout" svg:width="22.5cm" svg:height="0.963cm" svg:x="3cm" svg:y="18.037cm">
          <draw:text-box>
            <text:p><text:span text:style-name="T9">Sources : wikipedia.org , britannica.com , cigref.fr</text:span></text:p>
          </draw:text-box>
        </draw:frame>
        <draw:frame draw:style-name="gr17" draw:text-style-name="P9" draw:layer="layout" svg:width="6cm" svg:height="7.5cm" svg:x="3.5cm" svg:y="6cm">
          <draw:text-box>
            <text:p>L'IA n'est qu'un algorythme en beaucoup plus complexe</text:p>
          </draw:text-box>
        </draw:frame>
        <draw:frame draw:style-name="gr6" draw:text-style-name="P9" draw:layer="layout" svg:width="12.5cm" svg:height="0.963cm" svg:x="12cm" svg:y="6cm">
          <draw:text-box>
            <text:p>Il existe beaucoup de types d'IA</text:p>
          </draw:text-box>
        </draw:frame>
        <draw:rect draw:style-name="gr7" draw:text-style-name="P8" draw:layer="layout" svg:width="13.5cm" svg:height="8cm" svg:x="11.5cm" svg:y="8cm">
          <text:p/>
        </draw:rect>
        <draw:rect draw:style-name="gr7" draw:text-style-name="P8" draw:layer="layout" svg:width="10cm" svg:height="6cm" svg:x="2.5cm" svg:y="10cm">
          <text:p/>
        </draw:rect>
        <draw:rect draw:style-name="gr18" draw:text-style-name="P21" draw:layer="layout" svg:width="2.5cm" svg:height="6.5cm" svg:x="11.5cm" svg:y="9.5cm">
          <text:p/>
        </draw:rect>
        <draw:rect draw:style-name="gr19" draw:text-style-name="P1" draw:layer="layout" svg:width="3.5cm" svg:height="1cm" svg:x="10cm" svg:y="14.5cm">
          <text:p/>
        </draw:rect>
        <draw:rect draw:style-name="gr19" draw:text-style-name="P1" draw:layer="layout" svg:width="3.5cm" svg:height="1cm" svg:x="10cm" svg:y="13cm">
          <text:p/>
        </draw:rect>
        <draw:rect draw:style-name="gr19" draw:text-style-name="P1" draw:layer="layout" svg:width="3.5cm" svg:height="1cm" svg:x="12.5cm" svg:y="8.5cm">
          <text:p/>
        </draw:rect>
        <draw:rect draw:style-name="gr19" draw:text-style-name="P1" draw:layer="layout" svg:width="4cm" svg:height="1cm" svg:x="12.5cm" svg:y="10cm">
          <text:p/>
        </draw:rect>
        <draw:rect draw:style-name="gr19" draw:text-style-name="P1" draw:layer="layout" svg:width="3.5cm" svg:height="1cm" svg:x="4.5cm" svg:y="14.5cm">
          <text:p/>
        </draw:rect>
        <draw:path draw:style-name="gr11" draw:text-style-name="P12" draw:layer="layout" svg:width="4.987cm" svg:height="2.186cm" svg:x="7.5cm" svg:y="9.313cm" svg:viewBox="0 0 4988 2187" svg:d="M0 2187c169-346 924-459 1231-600 305-140 624-239 953-317 293-69 586-145 873-238 319-104 660-132 979-238 351-117 711-318 899-662l53-132">
          <text:p/>
        </draw:path>
        <draw:line draw:style-name="gr11" draw:text-style-name="P12" draw:layer="layout" svg:x1="8cm" svg:y1="12cm" svg:x2="12.5cm" svg:y2="10.5cm">
          <text:p/>
        </draw:line>
        <draw:line draw:style-name="gr11" draw:text-style-name="P12" draw:layer="layout" svg:x1="8cm" svg:y1="13cm" svg:x2="10cm" svg:y2="13.5cm">
          <text:p/>
        </draw:line>
        <draw:line draw:style-name="gr11" draw:text-style-name="P12" draw:layer="layout" svg:x1="6.5cm" svg:y1="14.5cm" svg:x2="6.5cm" svg:y2="14cm">
          <text:p/>
        </draw:line>
        <draw:line draw:style-name="gr11" draw:text-style-name="P12" draw:layer="layout" svg:x1="10cm" svg:y1="15cm" svg:x2="7.5cm" svg:y2="13.5cm">
          <text:p/>
        </draw:line>
        <draw:ellipse draw:style-name="gr19" draw:text-style-name="P1" draw:layer="layout" svg:width="4cm" svg:height="3cm" svg:x="4.473cm" svg:y="11.289cm">
          <text:p/>
        </draw:ellipse>
        <draw:frame draw:style-name="gr20" draw:text-style-name="P22" draw:layer="layout" svg:width="3.5cm" svg:height="2cm" svg:x="12.5cm" svg:y="8.5cm">
          <draw:text-box>
            <text:p><text:span text:style-name="T10">Aprentissage Machine</text:span></text:p>
          </draw:text-box>
        </draw:frame>
        <draw:frame draw:style-name="gr20" draw:text-style-name="P22" draw:layer="layout" svg:width="4.5cm" svg:height="2cm" svg:x="12.5cm" svg:y="10cm">
          <draw:text-box>
            <text:p><text:span text:style-name="T10">Traitement automatique du language (TAL)</text:span></text:p>
          </draw:text-box>
        </draw:frame>
        <draw:frame draw:style-name="gr20" draw:text-style-name="P22" draw:layer="layout" svg:width="4.5cm" svg:height="2cm" svg:x="11cm" svg:y="13cm">
          <draw:text-box>
            <text:p><text:span text:style-name="T10">Vision</text:span></text:p>
          </draw:text-box>
        </draw:frame>
        <draw:frame draw:style-name="gr20" draw:text-style-name="P22" draw:layer="layout" svg:width="4.5cm" svg:height="2cm" svg:x="10.5cm" svg:y="14.5cm">
          <draw:text-box>
            <text:p><text:span text:style-name="T10">Voix</text:span></text:p>
          </draw:text-box>
        </draw:frame>
        <draw:frame draw:style-name="gr20" draw:text-style-name="P22" draw:layer="layout" svg:width="4.5cm" svg:height="2cm" svg:x="4.5cm" svg:y="14.5cm">
          <draw:text-box>
            <text:p><text:span text:style-name="T10">System spécialisés</text:span></text:p>
          </draw:text-box>
        </draw:frame>
        <draw:line draw:style-name="gr11" draw:text-style-name="P12" draw:layer="layout" svg:x1="16cm" svg:y1="9.5cm" svg:x2="18.5cm" svg:y2="10cm">
          <text:p/>
        </draw:line>
        <draw:rect draw:style-name="gr19" draw:text-style-name="P1" draw:layer="layout" svg:width="4cm" svg:height="1cm" svg:x="18.5cm" svg:y="10cm">
          <text:p/>
        </draw:rect>
        <draw:frame draw:style-name="gr20" draw:text-style-name="P22" draw:layer="layout" svg:width="3.5cm" svg:height="2cm" svg:x="18.5cm" svg:y="10cm">
          <draw:text-box>
            <text:p><text:span text:style-name="T10">Prédiction de data</text:span></text:p>
          </draw:text-box>
        </draw:frame>
        <draw:line draw:style-name="gr11" draw:text-style-name="P12" draw:layer="layout" svg:x1="16cm" svg:y1="9cm" svg:x2="18.5cm" svg:y2="9cm">
          <text:p/>
        </draw:line>
        <draw:rect draw:style-name="gr19" draw:text-style-name="P1" draw:layer="layout" svg:width="5cm" svg:height="1cm" svg:x="18.5cm" svg:y="8.5cm">
          <text:p/>
        </draw:rect>
        <draw:frame draw:style-name="gr20" draw:text-style-name="P22" draw:layer="layout" svg:width="3.5cm" svg:height="2cm" svg:x="18.5cm" svg:y="10cm">
          <draw:text-box>
            <text:p><text:span text:style-name="T10">Prédiction de data</text:span></text:p>
          </draw:text-box>
        </draw:frame>
        <draw:frame draw:style-name="gr20" draw:text-style-name="P22" draw:layer="layout" svg:width="4.5cm" svg:height="2cm" svg:x="18.5cm" svg:y="8.5cm">
          <draw:text-box>
            <text:p><text:span text:style-name="T10">Modeles de textes grand publiques types gpt etc</text:span></text:p>
          </draw:text-box>
        </draw:frame>
        <draw:rect draw:style-name="gr19" draw:text-style-name="P1" draw:layer="layout" svg:width="5.5cm" svg:height="1cm" svg:x="18.5cm" svg:y="11.5cm">
          <text:p/>
        </draw:rect>
        <draw:rect draw:style-name="gr19" draw:text-style-name="P1" draw:layer="layout" svg:width="2.5cm" svg:height="1cm" svg:x="12cm" svg:y="11.5cm">
          <text:p/>
        </draw:rect>
        <draw:frame draw:style-name="gr20" draw:text-style-name="P22" draw:layer="layout" svg:width="4.5cm" svg:height="2cm" svg:x="12cm" svg:y="11.5cm">
          <draw:text-box>
            <text:p><text:span text:style-name="T10">Traduction</text:span></text:p>
          </draw:text-box>
        </draw:frame>
        <draw:rect draw:style-name="gr19" draw:text-style-name="P1" draw:layer="layout" svg:width="3cm" svg:height="1.5cm" svg:x="15cm" svg:y="11.5cm">
          <text:p/>
        </draw:rect>
        <draw:frame draw:style-name="gr20" draw:text-style-name="P22" draw:layer="layout" svg:width="3.5cm" svg:height="2cm" svg:x="15cm" svg:y="11.5cm">
          <draw:text-box>
            <text:p><text:span text:style-name="T10">Classifier et recconaitre des données</text:span></text:p>
          </draw:text-box>
        </draw:frame>
        <draw:frame draw:style-name="gr21" draw:text-style-name="P22" draw:layer="layout" svg:width="5.5cm" svg:height="1.807cm" svg:x="18.5cm" svg:y="11.5cm">
          <draw:text-box>
            <text:p><text:span text:style-name="T10">Résumer ou trouver</text:span></text:p>
            <text:p><text:span text:style-name="T10">Des information dans un texte</text:span></text:p>
          </draw:text-box>
        </draw:frame>
        <draw:frame draw:style-name="gr6" draw:text-style-name="P9" draw:layer="layout" svg:width="2cm" svg:height="0.963cm" svg:x="5.5cm" svg:y="12cm">
          <draw:text-box>
            <text:p>L' IA</text:p>
          </draw:text-box>
        </draw:frame>
        <draw:line draw:style-name="gr11" draw:text-style-name="P12" draw:layer="layout" svg:x1="13.5cm" svg:y1="11cm" svg:x2="13.5cm" svg:y2="11.5cm">
          <text:p/>
        </draw:line>
        <draw:path draw:style-name="gr11" draw:text-style-name="P12" draw:layer="layout" svg:width="2.963cm" svg:height="1.207cm" svg:x="16.536cm" svg:y="10.292cm" svg:viewBox="0 0 2964 1208" svg:d="M0 0c317 97 647 159 926 370 286 216 1721 799 2038 838">
          <text:p/>
        </draw:path>
        <draw:line draw:style-name="gr11" draw:text-style-name="P12" draw:layer="layout" svg:x1="5.5cm" svg:y1="11.5cm" svg:x2="5.5cm" svg:y2="11cm">
          <text:p/>
        </draw:line>
        <draw:rect draw:style-name="gr19" draw:text-style-name="P1" draw:layer="layout" svg:width="3.5cm" svg:height="1cm" svg:x="2.632cm" svg:y="10.133cm">
          <text:p/>
        </draw:rect>
        <draw:frame draw:style-name="gr20" draw:text-style-name="P22" draw:layer="layout" svg:width="4.5cm" svg:height="2cm" svg:x="3.262cm" svg:y="10.238cm">
          <draw:text-box>
            <text:p><text:span text:style-name="T10">Robotique</text:span></text:p>
          </draw:text-box>
        </draw:frame>
        <draw:line draw:style-name="gr11" draw:text-style-name="P12" draw:layer="layout" svg:x1="16cm" svg:y1="11cm" svg:x2="16cm" svg:y2="11.5cm">
          <text:p/>
        </draw:line>
        <draw:rect draw:style-name="gr19" draw:text-style-name="P1" draw:layer="layout" svg:width="3cm" svg:height="1cm" svg:x="14.973cm" svg:y="13.394cm">
          <text:p/>
        </draw:rect>
        <draw:line draw:style-name="gr11" draw:text-style-name="P12" draw:layer="layout" svg:x1="13.5cm" svg:y1="13.5cm" svg:x2="15cm" svg:y2="14cm">
          <text:p/>
        </draw:line>
        <draw:frame draw:style-name="gr20" draw:text-style-name="P22" draw:layer="layout" svg:width="3.5cm" svg:height="2cm" svg:x="14.947cm" svg:y="13.394cm">
          <draw:text-box>
            <text:p><text:span text:style-name="T10">Reconnaissance d'image</text:span></text:p>
          </draw:text-box>
        </draw:frame>
        <draw:rect draw:style-name="gr19" draw:text-style-name="P1" draw:layer="layout" svg:width="4cm" svg:height="1cm" svg:x="20cm" svg:y="13cm">
          <text:p/>
        </draw:rect>
        <draw:rect draw:style-name="gr19" draw:text-style-name="P1" draw:layer="layout" svg:width="4cm" svg:height="1cm" svg:x="20cm" svg:y="14.5cm">
          <text:p/>
        </draw:rect>
        <draw:frame draw:style-name="gr21" draw:text-style-name="P22" draw:layer="layout" svg:width="5.5cm" svg:height="1.807cm" svg:x="20.5cm" svg:y="13.193cm">
          <draw:text-box>
            <text:p><text:span text:style-name="T10">Texte en Voix </text:span></text:p>
          </draw:text-box>
        </draw:frame>
        <draw:frame draw:style-name="gr21" draw:text-style-name="P22" draw:layer="layout" svg:width="5.5cm" svg:height="1.807cm" svg:x="20.5cm" svg:y="14.693cm">
          <draw:text-box>
            <text:p><text:span text:style-name="T10">Voix en Texte</text:span></text:p>
          </draw:text-box>
        </draw:frame>
        <draw:line draw:style-name="gr11" draw:text-style-name="P12" draw:layer="layout" svg:x1="13.5cm" svg:y1="15.5cm" svg:x2="20cm" svg:y2="15cm">
          <text:p/>
        </draw:line>
        <draw:path draw:style-name="gr11" draw:text-style-name="P12" draw:layer="layout" svg:width="6.587cm" svg:height="1.341cm" svg:x="13.467cm" svg:y="13.546cm" svg:viewBox="0 0 6588 1342" svg:d="M0 1244c273 294 4507-158 4789-238 294-84 1436-791 1773-953l26-53">
          <text:p/>
        </draw:path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rect draw:style-name="gr5" draw:text-style-name="P6" draw:layer="layout" svg:width="28.5cm" svg:height="21cm" svg:x="0cm" svg:y="1.5cm">
          <text:p/>
        </draw:rect>
        <draw:rect draw:style-name="gr7" draw:text-style-name="P8" draw:layer="layout" svg:width="28.5cm" svg:height="1.5cm" svg:x="0cm" svg:y="0cm">
          <text:p/>
        </draw:rect>
        <draw:frame draw:style-name="gr9" draw:text-style-name="P10" draw:layer="layout" svg:width="25cm" svg:height="4.523cm" svg:x="0cm" svg:y="0cm">
          <draw:text-box>
            <text:p><text:span text:style-name="T4">2) COMMENT ON L'UTILISE DANS LE TRAVAIL</text:span></text:p>
          </draw:text-box>
        </draw:frame>
        <draw:rect draw:style-name="gr10" draw:text-style-name="P11" draw:layer="layout" svg:width="15cm" svg:height="0.5cm" svg:x="0cm" svg:y="1cm">
          <text:p/>
        </draw:rect>
        <draw:line draw:style-name="gr11" draw:text-style-name="P12" draw:layer="layout" svg:x1="0cm" svg:y1="1cm" svg:x2="28.5cm" svg:y2="1cm">
          <text:p/>
        </draw:line>
        <draw:rect draw:style-name="gr22" draw:text-style-name="P23" draw:layer="layout" svg:width="6.5cm" svg:height="5cm" svg:x="3cm" svg:y="11cm">
          <text:p/>
        </draw:rect>
        <draw:rect draw:style-name="gr23" draw:text-style-name="P24" draw:layer="layout" svg:width="5cm" svg:height="5cm" svg:x="3.5cm" svg:y="10.5cm">
          <text:p/>
        </draw:rect>
        <draw:rect draw:style-name="gr24" draw:text-style-name="P25" draw:layer="layout" svg:width="15cm" svg:height="11.5cm" svg:x="10cm" svg:y="4.5cm">
          <text:p/>
        </draw:rect>
        <draw:rect draw:style-name="gr22" draw:text-style-name="P23" draw:layer="layout" svg:width="6.5cm" svg:height="6cm" svg:x="3cm" svg:y="4.5cm">
          <text:p/>
        </draw:rect>
        <draw:frame draw:style-name="gr6" draw:text-style-name="P9" draw:layer="layout" svg:width="8.5cm" svg:height="0.963cm" svg:x="14cm" svg:y="15cm">
          <draw:text-box>
            <text:p>Traduction et accessibilitée</text:p>
          </draw:text-box>
        </draw:frame>
        <draw:rect draw:style-name="gr25" draw:text-style-name="P26" draw:layer="layout" svg:width="6.5cm" svg:height="6cm" svg:x="3cm" svg:y="4.5cm">
          <text:p/>
        </draw:rect>
        <draw:rect draw:style-name="gr14" draw:text-style-name="P16" draw:layer="layout" svg:width="23.5cm" svg:height="1cm" svg:x="2.5cm" svg:y="18cm">
          <text:p/>
        </draw:rect>
        <draw:frame draw:style-name="gr6" draw:text-style-name="P9" draw:layer="layout" svg:width="22.5cm" svg:height="0.963cm" svg:x="3cm" svg:y="18.038cm">
          <draw:text-box>
            <text:p>Sources : netapp.com,ibm.com</text:p>
          </draw:text-box>
        </draw:frame>
        <draw:frame draw:style-name="gr6" draw:text-style-name="P7" draw:layer="layout" svg:width="10.5cm" svg:height="0.963cm" svg:x="10.5cm" svg:y="2.5cm">
          <draw:text-box>
            <text:p><text:span text:style-name="T3">L'IA est partou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rect draw:style-name="gr5" draw:text-style-name="P6" draw:layer="layout" svg:width="28.5cm" svg:height="21cm" svg:x="-0.5cm" svg:y="0cm">
          <text:p/>
        </draw:rect>
        <draw:rect draw:style-name="gr7" draw:text-style-name="P8" draw:layer="layout" svg:width="28.5cm" svg:height="1.5cm" svg:x="-0.5cm" svg:y="0cm">
          <text:p/>
        </draw:rect>
        <draw:frame draw:style-name="gr9" draw:text-style-name="P10" draw:layer="layout" svg:width="25cm" svg:height="4.523cm" svg:x="0cm" svg:y="0cm">
          <draw:text-box>
            <text:p><text:span text:style-name="T7">2) COMMENT ON L'UTILISE DANS LE TRAVAIL</text:span></text:p>
          </draw:text-box>
        </draw:frame>
        <draw:rect draw:style-name="gr10" draw:text-style-name="P11" draw:layer="layout" svg:width="28.5cm" svg:height="0.5cm" svg:x="-0.5cm" svg:y="1cm">
          <text:p/>
        </draw:rect>
        <draw:line draw:style-name="gr11" draw:text-style-name="P12" draw:layer="layout" svg:x1="-0.5cm" svg:y1="1cm" svg:x2="28cm" svg:y2="1cm">
          <text:p/>
        </draw:line>
        <draw:frame draw:style-name="gr26" draw:text-style-name="P27" draw:layer="layout" svg:width="13.5cm" svg:height="1.276cm" svg:x="10.5cm" svg:y="2.5cm">
          <draw:text-box>
            <text:p><text:span text:style-name="T11">Un Exemple concrêt</text:span></text:p>
          </draw:text-box>
        </draw:frame>
        <draw:rect draw:style-name="gr27" draw:text-style-name="P28" draw:layer="layout" svg:width="25.5cm" svg:height="1cm" svg:x="1.5cm" svg:y="5cm">
          <text:p/>
        </draw:rect>
        <draw:rect draw:style-name="gr28" draw:text-style-name="P21" draw:layer="layout" svg:width="12.5cm" svg:height="14cm" svg:x="1.5cm" svg:y="6.5cm">
          <text:p/>
        </draw:rect>
        <draw:rect draw:style-name="gr28" draw:text-style-name="P21" draw:layer="layout" svg:width="12.5cm" svg:height="14cm" svg:x="14.5cm" svg:y="6.5cm">
          <text:p/>
        </draw:rect>
        <draw:rect draw:style-name="gr19" draw:text-style-name="P1" draw:layer="layout" svg:width="4.5cm" svg:height="1.5cm" svg:x="15cm" svg:y="18.5cm">
          <text:p/>
        </draw:rect>
        <draw:frame draw:style-name="gr8" draw:text-style-name="P9" draw:layer="layout" svg:width="4.5cm" svg:height="1.675cm" svg:x="15.5cm" svg:y="18.5cm">
          <draw:text-box>
            <text:p><text:s text:c="4"/>2234 <text:s text:c="5"/>caractères</text:p>
          </draw:text-box>
        </draw:frame>
        <draw:rect draw:style-name="gr29" draw:text-style-name="P29" draw:layer="layout" svg:width="6.5cm" svg:height="1.5cm" svg:x="20cm" svg:y="18.5cm">
          <text:p/>
        </draw:rect>
        <draw:rect draw:style-name="gr19" draw:text-style-name="P1" draw:layer="layout" svg:width="11.5cm" svg:height="10cm" svg:x="15cm" svg:y="8cm">
          <text:p/>
        </draw:rect>
        <draw:rect draw:style-name="gr19" draw:text-style-name="P1" draw:layer="layout" svg:width="11.5cm" svg:height="10cm" svg:x="2cm" svg:y="8cm">
          <text:p/>
        </draw:rect>
        <draw:rect draw:style-name="gr19" draw:text-style-name="P1" draw:layer="layout" svg:width="4.5cm" svg:height="1.5cm" svg:x="2cm" svg:y="18.5cm">
          <text:p/>
        </draw:rect>
        <draw:rect draw:style-name="gr30" draw:text-style-name="P30" draw:layer="layout" svg:width="6.5cm" svg:height="1.5cm" svg:x="7cm" svg:y="18.5cm">
          <text:p/>
        </draw:rect>
        <draw:frame draw:style-name="gr8" draw:text-style-name="P9" draw:layer="layout" svg:width="4.5cm" svg:height="1.675cm" svg:x="2.5cm" svg:y="18.325cm">
          <draw:text-box>
            <text:p><text:s text:c="5"/>347 <text:s text:c="5"/>caractères</text:p>
          </draw:text-box>
        </draw:frame>
        <draw:frame draw:style-name="gr6" draw:text-style-name="P9" draw:layer="layout" svg:width="6.5cm" svg:height="0.963cm" svg:x="7.5cm" svg:y="18.537cm">
          <draw:text-box>
            <text:p>Code fonctionel</text:p>
          </draw:text-box>
        </draw:frame>
        <draw:frame draw:style-name="gr6" draw:text-style-name="P9" draw:layer="layout" svg:width="6.5cm" svg:height="0.963cm" svg:x="20cm" svg:y="18.537cm">
          <draw:text-box>
            <text:p>Code non-fonctionel</text:p>
          </draw:text-box>
        </draw:frame>
        <draw:frame draw:style-name="gr31" draw:text-style-name="P31" draw:layer="layout" svg:width="16cm" svg:height="17.251cm" svg:x="15cm" svg:y="8cm">
          <draw:text-box>
            <text:p><text:span text:style-name="T12"><text:s text:c="43"/>EXTRAIT DU CODE GENERE</text:span></text:p>
            <text:p><text:span text:style-name="T12"/></text:p>
            <text:p><text:span text:style-name="T12">def avancer():</text:span></text:p>
            <text:p><text:span text:style-name="T12"><text:s text:c="4"/>"""Les deux moteurs tournent vers l'avant."""</text:span></text:p>
            <text:p><text:span text:style-name="T12"><text:s text:c="4"/>pin13.write_analog(VITESSE)</text:span></text:p>
            <text:p><text:span text:style-name="T12"><text:s text:c="4"/>pin14.write_digital(0)</text:span></text:p>
            <text:p><text:span text:style-name="T12"><text:s text:c="4"/>pin15.write_analog(VITESSE)</text:span></text:p>
            <text:p><text:span text:style-name="T12"><text:s text:c="4"/>pin16.write_digital(0)</text:span></text:p>
            <text:p><text:span text:style-name="T12"/></text:p>
            <text:p><text:span text:style-name="T12">def tourner_gauche():</text:span></text:p>
            <text:p><text:span text:style-name="T12"><text:s text:c="4"/>"""Moteur gauche arrêté, moteur droit avance → virage à gauche."""</text:span></text:p>
            <text:p><text:span text:style-name="T12"><text:s text:c="4"/>pin13.write_digital(0)</text:span></text:p>
            <text:p><text:span text:style-name="T12"><text:s text:c="4"/>pin14.write_digital(0)</text:span></text:p>
            <text:p><text:span text:style-name="T12"><text:s text:c="4"/>pin15.write_analog(VITESSE_TURN)</text:span></text:p>
            <text:p><text:span text:style-name="T12"><text:s text:c="4"/>pin16.write_digital(0)</text:span></text:p>
            <text:p><text:span text:style-name="T12"/></text:p>
            <text:p><text:span text:style-name="T12">def tourner_droite():</text:span></text:p>
            <text:p><text:span text:style-name="T12"><text:s text:c="4"/>"""Moteur gauche avance, moteur droit arrêté → virage à droite."""</text:span></text:p>
            <text:p><text:span text:style-name="T12"><text:s text:c="4"/>pin13.write_analog(VITESSE_TURN)</text:span></text:p>
            <text:p><text:span text:style-name="T12"><text:s text:c="4"/>pin14.write_digital(0)</text:span></text:p>
            <text:p><text:span text:style-name="T12"><text:s text:c="4"/>pin15.write_digital(0)</text:span></text:p>
            <text:p><text:span text:style-name="T12"><text:s text:c="4"/>pin16.write_digital(0)</text:span></text:p>
            <text:p><text:span text:style-name="T12"/></text:p>
            <text:p><text:span text:style-name="T12">def reculer():</text:span></text:p>
            <text:p><text:span text:style-name="T12"><text:s text:c="4"/>"""Les deux moteurs tournent en arrière."""</text:span></text:p>
            <text:p><text:span text:style-name="T12"><text:s text:c="4"/>pin13.write_digital(0)</text:span></text:p>
            <text:p><text:span text:style-name="T12"><text:s text:c="4"/>pin14.write_analog(VITESSE)</text:span></text:p>
            <text:p><text:span text:style-name="T12"><text:s text:c="4"/>pin15.write_digital(0)</text:span></text:p>
            <text:p><text:span text:style-name="T12"><text:s text:c="4"/>pin16.write_analog(VITESSE)</text:span></text:p>
            <text:p><text:span text:style-name="T12"/></text:p>
            <text:p><text:span text:style-name="T12"/></text:p>
          </draw:text-box>
        </draw:frame>
        <draw:frame draw:style-name="gr6" draw:text-style-name="P9" draw:layer="layout" svg:width="11.5cm" svg:height="0.963cm" svg:x="15cm" svg:y="7.037cm">
          <draw:text-box>
            <text:p>Code Généré par Claude Opus 4.6</text:p>
          </draw:text-box>
        </draw:frame>
        <draw:frame draw:style-name="gr6" draw:text-style-name="P9" draw:layer="layout" svg:width="11cm" svg:height="0.963cm" svg:x="4cm" svg:y="7.037cm">
          <draw:text-box>
            <text:p>Code écris a la main</text:p>
          </draw:text-box>
        </draw:frame>
        <draw:frame draw:style-name="gr32" draw:text-style-name="P32" draw:layer="layout" svg:width="11cm" svg:height="12.355cm" svg:x="2cm" svg:y="8cm">
          <draw:text-box>
            <text:p><text:span text:style-name="T13">from microbit import *</text:span></text:p>
            <text:p><text:span text:style-name="T13">while True:</text:span></text:p>
            <text:p><text:span text:style-name="T13"><text:tab/></text:span><text:span text:style-name="T13">if pin12.read_digital()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pin14.write_analog(250)</text:span></text:p>
            <text:p><text:span text:style-name="T13"><text:tab/></text:span><text:span text:style-name="T13"><text:tab/></text:span><text:span text:style-name="T13">pin13.write_analog(0)</text:span></text:p>
            <text:p><text:span text:style-name="T13"><text:tab/></text:span><text:span text:style-name="T13"><text:tab/></text:span><text:span text:style-name="T13">pin16.write_analog(0)</text:span></text:p>
            <text:p><text:span text:style-name="T13"><text:tab/></text:span><text:span text:style-name="T13"><text:tab/></text:span><text:span text:style-name="T13">pin15.write_analog(250)</text:span></text:p>
            <text:p><text:span text:style-name="T13"><text:tab/></text:span><text:span text:style-name="T13">elif pin8.read_digital() == 0:</text:span></text:p>
            <text:p><text:span text:style-name="T13"><text:tab/></text:span><text:span text:style-name="T13"><text:tab/></text:span><text:span text:style-name="T13">pin14.write_analog(0)</text:span></text:p>
            <text:p><text:span text:style-name="T13"><text:tab/></text:span><text:span text:style-name="T13"><text:tab/></text:span><text:span text:style-name="T13">pin13.write_analog(250)</text:span></text:p>
            <text:p><text:span text:style-name="T13"><text:tab/></text:span><text:span text:style-name="T13"><text:tab/></text:span><text:span text:style-name="T13">pin16.write_analog(250)</text:span></text:p>
            <text:p><text:span text:style-name="T13"><text:tab/></text:span><text:span text:style-name="T13"><text:tab/></text:span><text:span text:style-name="T13">pin15.write_analog(0)</text:span></text:p>
            <text:p><text:span text:style-name="T13"><text:tab/></text:span><text:span text:style-name="T13">else:</text:span></text:p>
            <text:p><text:span text:style-name="T13"><text:tab/></text:span><text:span text:style-name="T13"><text:tab/></text:span><text:span text:style-name="T13">pin14.write_analog(300)</text:span></text:p>
            <text:p><text:span text:style-name="T13"><text:tab/></text:span><text:span text:style-name="T13"><text:tab/></text:span><text:span text:style-name="T13">pin13.write_analog(0)</text:span></text:p>
            <text:p><text:span text:style-name="T13"><text:tab/></text:span><text:span text:style-name="T13"><text:tab/></text:span><text:span text:style-name="T13">pin16.write_analog(300)</text:span></text:p>
            <text:p><text:span text:style-name="T13"><text:tab/></text:span><text:span text:style-name="T13"><text:tab/></text:span><text:span text:style-name="T13">pin15.write_analog(0)</text:span></text:p>
          </draw:text-box>
        </draw:frame>
        <draw:frame draw:style-name="gr6" draw:text-style-name="P9" draw:layer="layout" svg:width="20cm" svg:height="0.963cm" svg:x="5.5cm" svg:y="5.037cm">
          <draw:text-box>
            <text:p>Pour un projet de robot suiveur de ligne en Technologie (2026)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rect draw:style-name="gr5" draw:text-style-name="P6" draw:layer="layout" svg:width="28.5cm" svg:height="21cm" svg:x="0cm" svg:y="1.5cm">
          <text:p/>
        </draw:rect>
        <draw:rect draw:style-name="gr7" draw:text-style-name="P8" draw:layer="layout" svg:width="28.5cm" svg:height="1.5cm" svg:x="0cm" svg:y="0cm">
          <text:p/>
        </draw:rect>
        <draw:frame draw:style-name="gr9" draw:text-style-name="P10" draw:layer="layout" svg:width="25cm" svg:height="4.523cm" svg:x="0cm" svg:y="0cm">
          <draw:text-box>
            <text:p><text:span text:style-name="T4">3) QUEL EST SON IMPACT SUR L'ENVIRONNEMENT</text:span></text:p>
          </draw:text-box>
        </draw:frame>
        <draw:rect draw:style-name="gr10" draw:text-style-name="P11" draw:layer="layout" svg:width="9cm" svg:height="0.5cm" svg:x="0cm" svg:y="1cm">
          <text:p/>
        </draw:rect>
        <draw:line draw:style-name="gr11" draw:text-style-name="P12" draw:layer="layout" svg:x1="0cm" svg:y1="1cm" svg:x2="28.5cm" svg:y2="1cm">
          <text:p/>
        </draw:line>
        <draw:frame draw:style-name="gr8" draw:text-style-name="P7" draw:layer="layout" svg:width="12.5cm" svg:height="1.675cm" svg:x="7.5cm" svg:y="2.5cm">
          <draw:text-box>
            <text:p><text:span text:style-name="T3">Sa Consomation en ressources naturelles</text:span></text:p>
          </draw:text-box>
        </draw:frame>
        <draw:frame draw:style-name="gr8" draw:text-style-name="P33" draw:layer="layout" svg:width="13cm" svg:height="1.675cm" svg:x="7.5cm" svg:y="4.5cm">
          <draw:text-box>
            <text:p><text:span text:style-name="T14">Pout le modèle GPT-5 d'OpenAI en un jour</text:span></text:p>
          </draw:text-box>
        </draw:frame>
        <draw:g draw:style-name="gr33" xml:id="id1" draw:id="id1">
          <draw:rect draw:style-name="gr14" draw:text-style-name="P16" draw:layer="layout" svg:width="6.5cm" svg:height="3.5cm" svg:x="4.5cm" svg:y="7.5cm">
            <text:p/>
          </draw:rect>
          <draw:rect draw:style-name="gr7" draw:text-style-name="P8" draw:layer="layout" svg:width="6.5cm" svg:height="1cm" svg:x="4.5cm" svg:y="6cm">
            <text:p/>
          </draw:rect>
          <draw:frame draw:style-name="gr6" draw:text-style-name="P9" draw:layer="layout" svg:width="5cm" svg:height="0.963cm" svg:x="5cm" svg:y="6.037cm">
            <draw:text-box>
              <text:p>340 MWh</text:p>
            </draw:text-box>
          </draw:frame>
          <draw:frame draw:style-name="gr16" draw:text-style-name="P9" draw:layer="layout" svg:width="5.5cm" svg:height="3.099cm" svg:x="5cm" svg:y="7.5cm">
            <draw:text-box>
              <text:p>L'équivalent de 31 000 foyers français en un jour</text:p>
            </draw:text-box>
          </draw:frame>
        </draw:g>
        <draw:g draw:style-name="gr33">
          <draw:rect draw:style-name="gr14" draw:text-style-name="P16" draw:layer="layout" svg:width="6.5cm" svg:height="3cm" svg:x="4.5cm" svg:y="13.5cm">
            <text:p/>
          </draw:rect>
          <draw:rect draw:style-name="gr7" draw:text-style-name="P8" draw:layer="layout" svg:width="6.5cm" svg:height="1cm" svg:x="4.5cm" svg:y="12cm">
            <text:p/>
          </draw:rect>
          <draw:frame draw:style-name="gr34" draw:text-style-name="P9" draw:layer="layout" svg:width="5.5cm" svg:height="2.5cm" svg:x="5cm" svg:y="14cm">
            <draw:text-box>
              <text:p>L'équivalent de <text:tab/>686 piscines olympiques</text:p>
            </draw:text-box>
          </draw:frame>
          <draw:frame draw:style-name="gr15" draw:text-style-name="P9" draw:layer="layout" svg:width="6cm" svg:height="2.387cm" svg:x="4.5cm" svg:y="12cm">
            <draw:text-box>
              <text:p><text:tab/>320 M de litres</text:p>
            </draw:text-box>
          </draw:frame>
        </draw:g>
        <draw:g draw:style-name="gr33">
          <draw:rect draw:style-name="gr7" draw:text-style-name="P8" draw:layer="layout" svg:width="10.5cm" svg:height="1cm" svg:x="12.5cm" svg:y="6cm">
            <text:p/>
          </draw:rect>
          <draw:rect draw:style-name="gr14" draw:text-style-name="P16" draw:layer="layout" svg:width="10.5cm" svg:height="3cm" svg:x="12.5cm" svg:y="7.5cm">
            <text:p/>
          </draw:rect>
          <draw:frame draw:style-name="gr8" draw:text-style-name="P9" draw:layer="layout" svg:width="10.5cm" svg:height="1.675cm" svg:x="13cm" svg:y="6cm">
            <draw:text-box>
              <text:p>200 tonnes/an de terres rares</text:p>
            </draw:text-box>
          </draw:frame>
          <draw:frame draw:style-name="gr20" draw:text-style-name="P9" draw:layer="layout" svg:width="9.5cm" svg:height="2cm" svg:x="13cm" svg:y="8cm">
            <draw:text-box>
              <text:p>L'équivalent d'environ 10 000 smartphones</text:p>
            </draw:text-box>
          </draw:frame>
          <draw:frame draw:style-name="gr8" draw:text-style-name="P9" draw:layer="layout" svg:width="10.5cm" svg:height="1.675cm" svg:x="13cm" svg:y="6.001cm">
            <draw:text-box>
              <text:p>200 tonnes/an de terres rares</text:p>
            </draw:text-box>
          </draw:frame>
        </draw:g>
        <draw:g draw:style-name="gr33">
          <draw:rect draw:style-name="gr7" draw:text-style-name="P8" draw:layer="layout" svg:width="10.5cm" svg:height="2cm" svg:x="12.5cm" svg:y="11cm">
            <text:p/>
          </draw:rect>
          <draw:frame draw:style-name="gr8" draw:text-style-name="P9" draw:layer="layout" svg:width="10.5cm" svg:height="1.675cm" svg:x="12.659cm" svg:y="11.239cm">
            <draw:text-box>
              <text:p>15 000 tonnes/an de déchets électroniques</text:p>
            </draw:text-box>
          </draw:frame>
          <draw:rect draw:style-name="gr14" draw:text-style-name="P16" draw:layer="layout" svg:width="10.5cm" svg:height="3cm" svg:x="12.5cm" svg:y="13.5cm">
            <text:p/>
          </draw:rect>
          <draw:frame draw:style-name="gr8" draw:text-style-name="P9" draw:layer="layout" svg:width="8.5cm" svg:height="1.675cm" svg:x="13cm" svg:y="14cm">
            <draw:text-box>
              <text:p>Touts ces déchets sont non recyclables a 80 %</text:p>
            </draw:text-box>
          </draw:frame>
        </draw:g>
        <draw:rect draw:style-name="gr14" draw:text-style-name="P16" draw:layer="layout" svg:width="23.5cm" svg:height="1cm" svg:x="2.5cm" svg:y="18cm">
          <text:p/>
        </draw:rect>
        <draw:frame draw:style-name="gr6" draw:text-style-name="P9" draw:layer="layout" svg:width="22.5cm" svg:height="0.963cm" svg:x="3cm" svg:y="18.038cm">
          <draw:text-box>
            <text:p>Sources : Déclaration de Sam Altman Pdg de OpenAI (Juin 2025) , vert.eco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remove" presentation:node-type="on-click" presentation:preset-class="emphasis" presentation:preset-id="ooo-emphasis-transparency">
                  <anim:set smil:dur="indefinite" smil:targetElement="id1" smil:attributeName="opacity" smil:to="0.5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rect draw:style-name="gr5" draw:text-style-name="P6" draw:layer="layout" svg:width="28.5cm" svg:height="21cm" svg:x="0cm" svg:y="0cm">
          <text:p/>
        </draw:rect>
        <draw:rect draw:style-name="gr7" draw:text-style-name="P8" draw:layer="layout" svg:width="28.5cm" svg:height="1.5cm" svg:x="0cm" svg:y="0cm">
          <text:p/>
        </draw:rect>
        <draw:frame draw:style-name="gr9" draw:text-style-name="P10" draw:layer="layout" svg:width="25cm" svg:height="4.523cm" svg:x="0cm" svg:y="0cm">
          <draw:text-box>
            <text:p><text:span text:style-name="T4">3) QUEL EST SON IMPACT SUR L'ENVIRONNEMENT</text:span></text:p>
          </draw:text-box>
        </draw:frame>
        <draw:rect draw:style-name="gr10" draw:text-style-name="P11" draw:layer="layout" svg:width="19.5cm" svg:height="0.5cm" svg:x="0cm" svg:y="1cm">
          <text:p/>
        </draw:rect>
        <draw:line draw:style-name="gr11" draw:text-style-name="P12" draw:layer="layout" svg:x1="0cm" svg:y1="1cm" svg:x2="28.5cm" svg:y2="1cm">
          <text:p/>
        </draw:line>
        <draw:frame draw:style-name="gr35" draw:text-style-name="P9" draw:layer="layout" svg:width="19cm" svg:height="1.463cm" svg:x="4.5cm" svg:y="2.5cm">
          <draw:text-box>
            <text:p><text:span text:style-name="T3">Pourquoi les datacenters ons besion d'autant de ressources </text:span></text:p>
          </draw:text-box>
        </draw:frame>
        <draw:g draw:style-name="gr33" xml:id="id2" draw:id="id2">
          <draw:rect draw:style-name="gr7" draw:text-style-name="P8" draw:layer="layout" svg:width="13.5cm" svg:height="16cm" svg:x="7cm" svg:y="4cm">
            <text:p/>
          </draw:rect>
          <draw:frame draw:style-name="gr36" draw:text-style-name="P34" draw:layer="layout" svg:width="10.125cm" svg:height="2.061cm" svg:x="8.35cm" svg:y="4.616cm">
            <draw:text-box>
              <text:p><text:span text:style-name="T4">La production de chaleur</text:span></text:p>
            </draw:text-box>
          </draw:frame>
          <draw:rect draw:style-name="gr22" draw:text-style-name="P23" draw:layer="layout" svg:width="6.75cm" svg:height="1.844cm" svg:x="10.375cm" svg:y="7.078cm">
            <text:p/>
          </draw:rect>
          <draw:frame draw:style-name="gr36" draw:text-style-name="P9" draw:layer="layout" svg:width="5.4cm" svg:height="2.061cm" svg:x="11.05cm" svg:y="7.477cm">
            <draw:text-box>
              <text:p>Résistances</text:p>
            </draw:text-box>
          </draw:frame>
          <draw:rect draw:style-name="gr22" draw:text-style-name="P23" draw:layer="layout" svg:width="6.75cm" svg:height="1.846cm" svg:x="10.375cm" svg:y="10.154cm">
            <text:p/>
          </draw:rect>
          <draw:frame draw:style-name="gr37" draw:text-style-name="P9" draw:layer="layout" svg:width="5.4cm" svg:height="1.445cm" svg:x="11.335cm" svg:y="10.478cm">
            <draw:text-box>
              <text:p>Êffet Joule</text:p>
            </draw:text-box>
          </draw:frame>
          <draw:line draw:style-name="gr11" draw:text-style-name="P12" draw:layer="layout" svg:x1="13.75cm" svg:y1="8.923cm" svg:x2="13.75cm" svg:y2="10.154cm">
            <text:p/>
          </draw:line>
          <draw:frame draw:style-name="gr38" draw:text-style-name="P9" draw:layer="layout" svg:width="7.425cm" svg:height="2.939cm" svg:x="11.478cm" svg:y="12.322cm">
            <draw:text-box>
              <text:p><text:span text:style-name="T15"/></text:p>
              <text:p><text:s/></text:p>
            </draw:text-box>
          </draw:frame>
          <draw:line draw:style-name="gr39" draw:text-style-name="P12" draw:layer="layout" svg:x1="13.75cm" svg:y1="12cm" svg:x2="13.75cm" svg:y2="15.692cm">
            <text:p/>
          </draw:line>
          <draw:frame draw:style-name="gr40" draw:text-style-name="P9" draw:layer="layout" svg:width="5.4cm" svg:height="2.063cm" svg:x="11.514cm" svg:y="16.026cm">
            <draw:text-box>
              <text:p>Production de chaleur</text:p>
            </draw:text-box>
          </draw:frame>
        </draw:g>
        <draw:g draw:style-name="gr33" xml:id="id3" draw:id="id3">
          <draw:rect draw:style-name="gr7" draw:text-style-name="P8" draw:layer="layout" svg:width="13.5cm" svg:height="15.889cm" svg:x="7cm" svg:y="4cm">
            <text:p/>
          </draw:rect>
          <draw:rect draw:style-name="gr41" draw:text-style-name="P35" draw:layer="layout" svg:width="7.072cm" svg:height="1.223cm" svg:x="10.214cm" svg:y="16.833cm">
            <text:p/>
          </draw:rect>
          <draw:rect draw:style-name="gr41" draw:text-style-name="P35" draw:layer="layout" svg:width="5.143cm" svg:height="11cm" svg:x="10.857cm" svg:y="5.833cm">
            <text:p/>
          </draw:rect>
          <draw:rect draw:style-name="gr7" draw:text-style-name="P8" draw:layer="layout" svg:width="0.643cm" svg:height="0.611cm" svg:x="12.143cm" svg:y="7.056cm">
            <text:p/>
          </draw:rect>
          <draw:rect draw:style-name="gr7" draw:text-style-name="P8" draw:layer="layout" svg:width="0.642cm" svg:height="0.611cm" svg:x="13.429cm" svg:y="7.056cm">
            <text:p/>
          </draw:rect>
          <draw:rect draw:style-name="gr7" draw:text-style-name="P8" draw:layer="layout" svg:width="0.643cm" svg:height="0.611cm" svg:x="12.143cm" svg:y="8.278cm">
            <text:p/>
          </draw:rect>
          <draw:rect draw:style-name="gr7" draw:text-style-name="P8" draw:layer="layout" svg:width="0.642cm" svg:height="0.611cm" svg:x="13.429cm" svg:y="8.278cm">
            <text:p/>
          </draw:rect>
          <draw:rect draw:style-name="gr7" draw:text-style-name="P8" draw:layer="layout" svg:width="0.643cm" svg:height="0.611cm" svg:x="12.143cm" svg:y="9.5cm">
            <text:p/>
          </draw:rect>
          <draw:rect draw:style-name="gr7" draw:text-style-name="P8" draw:layer="layout" svg:width="0.642cm" svg:height="0.611cm" svg:x="13.429cm" svg:y="9.5cm">
            <text:p/>
          </draw:rect>
          <draw:rect draw:style-name="gr7" draw:text-style-name="P8" draw:layer="layout" svg:width="0.643cm" svg:height="0.611cm" svg:x="12.143cm" svg:y="10.722cm">
            <text:p/>
          </draw:rect>
          <draw:rect draw:style-name="gr7" draw:text-style-name="P8" draw:layer="layout" svg:width="0.642cm" svg:height="0.611cm" svg:x="13.429cm" svg:y="10.722cm">
            <text:p/>
          </draw:rect>
          <draw:rect draw:style-name="gr7" draw:text-style-name="P8" draw:layer="layout" svg:width="0.643cm" svg:height="0.612cm" svg:x="12.143cm" svg:y="11.944cm">
            <text:p/>
          </draw:rect>
          <draw:rect draw:style-name="gr7" draw:text-style-name="P8" draw:layer="layout" svg:width="0.642cm" svg:height="0.612cm" svg:x="13.429cm" svg:y="11.944cm">
            <text:p/>
          </draw:rect>
          <draw:rect draw:style-name="gr7" draw:text-style-name="P8" draw:layer="layout" svg:width="0.643cm" svg:height="0.611cm" svg:x="12.143cm" svg:y="13.167cm">
            <text:p/>
          </draw:rect>
          <draw:rect draw:style-name="gr7" draw:text-style-name="P8" draw:layer="layout" svg:width="0.642cm" svg:height="0.611cm" svg:x="13.429cm" svg:y="13.167cm">
            <text:p/>
          </draw:rect>
          <draw:rect draw:style-name="gr7" draw:text-style-name="P8" draw:layer="layout" svg:width="0.643cm" svg:height="0.611cm" svg:x="12.143cm" svg:y="14.389cm">
            <text:p/>
          </draw:rect>
          <draw:rect draw:style-name="gr7" draw:text-style-name="P8" draw:layer="layout" svg:width="0.642cm" svg:height="0.611cm" svg:x="13.429cm" svg:y="14.389cm">
            <text:p/>
          </draw:rect>
          <draw:rect draw:style-name="gr7" draw:text-style-name="P8" draw:layer="layout" svg:width="0.643cm" svg:height="0.611cm" svg:x="12.143cm" svg:y="15.611cm">
            <text:p/>
          </draw:rect>
          <draw:rect draw:style-name="gr7" draw:text-style-name="P8" draw:layer="layout" svg:width="0.642cm" svg:height="0.611cm" svg:x="13.429cm" svg:y="15.611cm">
            <text:p/>
          </draw:rect>
          <draw:line draw:style-name="gr42" draw:text-style-name="P36" draw:layer="layout" svg:x1="16.643cm" svg:y1="16.222cm" svg:x2="14.714cm" svg:y2="16.222cm">
            <text:p/>
          </draw:line>
          <draw:line draw:style-name="gr43" draw:text-style-name="P37" draw:layer="layout" svg:x1="14.714cm" svg:y1="6.444cm" svg:x2="14.714cm" svg:y2="16.222cm">
            <text:p/>
          </draw:line>
          <draw:line draw:style-name="gr44" draw:text-style-name="P38" draw:layer="layout" svg:x1="15.357cm" svg:y1="11.333cm" svg:x2="15.357cm" svg:y2="16.222cm">
            <text:p/>
          </draw:line>
          <draw:line draw:style-name="gr45" draw:text-style-name="P12" draw:layer="layout" svg:x1="15.357cm" svg:y1="6.444cm" svg:x2="14.714cm" svg:y2="6.444cm">
            <text:p/>
          </draw:line>
          <draw:line draw:style-name="gr46" draw:text-style-name="P12" draw:layer="layout" svg:x1="14.714cm" svg:y1="5.833cm" svg:x2="14.714cm" svg:y2="7.055cm">
            <text:p/>
          </draw:line>
          <draw:line draw:style-name="gr47" draw:text-style-name="P39" draw:layer="layout" svg:x1="8.282cm" svg:y1="18.673cm" svg:x2="8.189cm" svg:y2="18.778cm">
            <text:p/>
          </draw:line>
          <draw:line draw:style-name="gr48" draw:text-style-name="P38" draw:layer="layout" svg:x1="15.357cm" svg:y1="6.444cm" svg:x2="15.357cm" svg:y2="11.944cm">
            <text:p/>
          </draw:line>
          <draw:line draw:style-name="gr43" draw:text-style-name="P37" draw:layer="layout" svg:x1="14.714cm" svg:y1="16.222cm" svg:x2="20.5cm" svg:y2="16.222cm">
            <text:p/>
          </draw:line>
          <draw:line draw:style-name="gr49" draw:text-style-name="P38" draw:layer="layout" svg:x1="11.5cm" svg:y1="6.444cm" svg:x2="11.5cm" svg:y2="16.222cm">
            <text:p/>
          </draw:line>
          <draw:line draw:style-name="gr49" draw:text-style-name="P38" draw:layer="layout" svg:x1="11.5cm" svg:y1="6.444cm" svg:x2="14.071cm" svg:y2="6.444cm">
            <text:p/>
          </draw:line>
          <draw:line draw:style-name="gr49" draw:text-style-name="P38" draw:layer="layout" svg:x1="10.857cm" svg:y1="16.222cm" svg:x2="11.5cm" svg:y2="16.222cm">
            <text:p/>
          </draw:line>
          <draw:line draw:style-name="gr50" draw:text-style-name="P40" draw:layer="layout" svg:x1="8.929cm" svg:y1="16.222cm" svg:x2="10.215cm" svg:y2="16.222cm">
            <text:p/>
          </draw:line>
          <draw:line draw:style-name="gr50" draw:text-style-name="P39" draw:layer="layout" svg:x1="18.572cm" svg:y1="16.222cm" svg:x2="17.286cm" svg:y2="16.222cm">
            <text:p/>
          </draw:line>
          <draw:rect draw:style-name="gr51" draw:text-style-name="P41" draw:layer="layout" svg:width="0.642cm" svg:height="0.612cm" svg:x="13.924cm" svg:y="6.191cm">
            <text:p/>
          </draw:rect>
          <draw:frame draw:style-name="gr52" draw:text-style-name="P42" draw:layer="layout" svg:width="10.286cm" svg:height="5.528cm" svg:x="7cm" svg:y="14.972cm">
            <draw:text-box>
              <text:p>Flux d'air</text:p>
            </draw:text-box>
          </draw:frame>
          <draw:line draw:style-name="gr50" draw:text-style-name="P39" draw:layer="layout" svg:x1="14.714cm" svg:y1="5.222cm" svg:x2="14.714cm" svg:y2="4cm">
            <text:p/>
          </draw:line>
          <draw:frame draw:style-name="gr53" draw:text-style-name="P42" draw:layer="layout" svg:width="8.357cm" svg:height="2.918cm" svg:x="8.286cm" svg:y="4.138cm">
            <draw:text-box>
              <text:p>Vapeur chaude</text:p>
            </draw:text-box>
          </draw:frame>
        </draw:g>
        <draw:frame draw:style-name="gr54" draw:text-style-name="P42" draw:layer="layout" svg:width="8cm" svg:height="4.523cm" svg:x="17cm" svg:y="15cm">
          <draw:text-box>
            <text:p>Flux d'eau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2" smil:type="fade" smil:subtype="crossfade" smil:mode="out"/>
                  <anim:set smil:begin="1.999s" smil:dur="0.001s" smil:fill="hold" smil:targetElement="id2" smil:attributeName="visibility" smil:to="hidden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  <anim:animate smil:dur="1s" smil:fill="hold" smil:targetElement="id3" smil:attributeName="x" smil:values="x;x" smil:keyTimes="0;1"/>
                  <anim:animate smil:dur="1s" smil:fill="hold" smil:targetElement="id3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rect draw:style-name="gr5" draw:text-style-name="P6" draw:layer="layout" svg:width="28.5cm" svg:height="21cm" svg:x="0cm" svg:y="1.5cm">
          <text:p/>
        </draw:rect>
        <draw:rect draw:style-name="gr7" draw:text-style-name="P8" draw:layer="layout" svg:width="28.5cm" svg:height="1.5cm" svg:x="0cm" svg:y="0cm">
          <text:p/>
        </draw:rect>
        <draw:frame draw:style-name="gr9" draw:text-style-name="P10" draw:layer="layout" svg:width="25cm" svg:height="4.523cm" svg:x="0cm" svg:y="0cm">
          <draw:text-box>
            <text:p><text:span text:style-name="T4">3) QUEL EST SON IMPACT SUR L'ENVIRONNEMENT</text:span></text:p>
          </draw:text-box>
        </draw:frame>
        <draw:rect draw:style-name="gr10" draw:text-style-name="P11" draw:layer="layout" svg:width="28.5cm" svg:height="0.5cm" svg:x="0cm" svg:y="1cm">
          <text:p/>
        </draw:rect>
        <draw:line draw:style-name="gr11" draw:text-style-name="P12" draw:layer="layout" svg:x1="0cm" svg:y1="1cm" svg:x2="28.5cm" svg:y2="1cm">
          <text:p/>
        </draw:line>
        <draw:rect draw:style-name="gr55" draw:text-style-name="P43" draw:layer="layout" svg:width="10.5cm" svg:height="14cm" svg:x="3cm" svg:y="5.5cm">
          <text:p/>
        </draw:rect>
        <draw:rect draw:style-name="gr51" draw:text-style-name="P41" draw:layer="layout" svg:width="10.5cm" svg:height="1.5cm" svg:x="3cm" svg:y="3.5cm">
          <text:p/>
        </draw:rect>
        <draw:rect draw:style-name="gr51" draw:text-style-name="P41" draw:layer="layout" svg:width="10.5cm" svg:height="1cm" svg:x="3cm" svg:y="20cm">
          <text:p/>
        </draw:rect>
        <draw:frame draw:style-name="gr56" draw:text-style-name="P44" draw:layer="layout" svg:width="9.5cm" svg:height="1.267cm" svg:x="4.5cm" svg:y="20cm">
          <draw:text-box>
            <text:p><text:span text:style-name="T16">Source : d4project.org</text:span></text:p>
          </draw:text-box>
        </draw:frame>
        <draw:frame draw:style-name="gr57" draw:text-style-name="P42" draw:layer="layout" svg:width="9.647cm" svg:height="1.675cm" svg:x="3.5cm" svg:y="3.825cm">
          <draw:text-box>
            <text:p>D4 PROJECT (Infomaniak)</text:p>
          </draw:text-box>
        </draw:frame>
        <draw:rect draw:style-name="gr51" draw:text-style-name="P41" draw:layer="layout" svg:width="8.5cm" svg:height="1.5cm" svg:x="4cm" svg:y="6cm">
          <text:p/>
        </draw:rect>
        <draw:frame draw:style-name="gr58" draw:text-style-name="P42" draw:layer="layout" svg:width="7cm" svg:height="0.963cm" svg:x="4.5cm" svg:y="6.5cm">
          <draw:text-box>
            <text:p>Un circuit d'eau fermé</text:p>
          </draw:text-box>
        </draw:frame>
        <draw:rect draw:style-name="gr51" draw:text-style-name="P41" draw:layer="layout" svg:width="8.5cm" svg:height="3cm" svg:x="4cm" svg:y="8cm">
          <text:p/>
        </draw:rect>
        <draw:frame draw:style-name="gr59" draw:text-style-name="P42" draw:layer="layout" svg:width="7cm" svg:height="2.387cm" svg:x="4.5cm" svg:y="8.113cm">
          <draw:text-box>
            <text:p>Une électricité 100% renouvelable (solaire hydrolique)</text:p>
          </draw:text-box>
        </draw:frame>
        <draw:rect draw:style-name="gr51" draw:text-style-name="P41" draw:layer="layout" svg:width="8.5cm" svg:height="3.5cm" svg:x="4cm" svg:y="11.5cm">
          <text:p/>
        </draw:rect>
        <draw:frame draw:style-name="gr60" draw:text-style-name="P42" draw:layer="layout" svg:width="7cm" svg:height="3.099cm" svg:x="4.5cm" svg:y="11.5cm">
          <draw:text-box>
            <text:p text:style-name="P45"><text:span text:style-name="T17">La chaleur est redistribuée aux habitants via un réseau de </text:span>chauffage</text:p>
          </draw:text-box>
        </draw:frame>
        <draw:rect draw:style-name="gr51" draw:text-style-name="P41" draw:layer="layout" svg:width="8.5cm" svg:height="3.5cm" svg:x="4cm" svg:y="15.5cm">
          <text:p/>
        </draw:rect>
        <draw:frame draw:style-name="gr59" draw:text-style-name="P42" draw:layer="layout" svg:width="7cm" svg:height="2.387cm" svg:x="4.5cm" svg:y="16cm">
          <draw:text-box>
            <text:p>Utilisation de materiaux de qualités +de 10 <text:s/>ans</text:p>
          </draw:text-box>
        </draw:frame>
        <draw:rect draw:style-name="gr61" draw:text-style-name="P46" draw:layer="layout" svg:width="27.5cm" svg:height="17.5cm" svg:x="14.5cm" svg:y="3.5cm">
          <text:p/>
        </draw:rect>
        <draw:rect draw:style-name="gr62" draw:text-style-name="P47" draw:layer="layout" svg:width="9cm" svg:height="20cm" svg:x="25.5cm" svg:y="2.5cm">
          <text:p/>
        </draw:rect>
        <draw:frame draw:style-name="gr6" draw:text-style-name="P7" draw:layer="layout" svg:width="6.5cm" svg:height="0.963cm" svg:x="10.5cm" svg:y="2cm">
          <draw:text-box>
            <text:p><text:span text:style-name="T3">Des solutions ?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rect draw:style-name="gr1" draw:text-style-name="P2" draw:layer="layout" svg:width="28cm" svg:height="21cm" svg:x="0cm" svg:y="0cm">
          <text:p text:style-name="P1"><text:s/></text:p>
        </draw:rect>
        <draw:rect draw:style-name="gr7" draw:text-style-name="P8" draw:layer="layout" svg:width="28.5cm" svg:height="1.5cm" svg:x="0cm" svg:y="0cm">
          <text:p/>
        </draw:rect>
        <draw:frame draw:style-name="gr9" draw:text-style-name="P10" draw:layer="layout" svg:width="25cm" svg:height="4.523cm" svg:x="0cm" svg:y="0cm">
          <draw:text-box>
            <text:p><text:span text:style-name="T7">CONCLUSION</text:span></text:p>
          </draw:text-box>
        </draw:frame>
        <draw:frame draw:style-name="gr6" draw:text-style-name="P7" draw:layer="layout" svg:width="25.5cm" svg:height="0.963cm" svg:x="13.5cm" svg:y="19.5cm">
          <draw:text-box>
            <text:p><text:span text:style-name="T3">FI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deg" draw:border="50%">
      <loext:gradient-stop svg:offset="0" loext:color-type="rgb" loext:color-value="#ff0000"/>
      <loext:gradient-stop svg:offset="1" loext:color-type="rgb" loext:color-value="#ffffff"/>
    </draw:gradient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hatch draw:name="Red_20_Crossed_20_45_20_Degrees" draw:display-name="Red Crossed 45 Degrees" draw:style="double" draw:color="#800000" draw:distance="0.076cm" draw:rotation="450"/>
    <draw:fill-image draw:name="Bitmape_20_2" draw:display-name="Bitmape 2" xlink:href="Pictures/100000000000060000000400B09C74BA.png" xlink:type="simple" xlink:show="embed" xlink:actuate="onLoad"/>
    <draw:fill-image draw:name="Bitmape_20_3" draw:display-name="Bitmape 3" xlink:href="Pictures/10000000000001F40000015712141F5C.png" xlink:type="simple" xlink:show="embed" xlink:actuate="onLoad"/>
    <draw:fill-image draw:name="Bitmape_20_4" draw:display-name="Bitmape 4" xlink:href="Pictures/100000010000008000000080FCD87B18.png" xlink:type="simple" xlink:show="embed" xlink:actuate="onLoad"/>
    <draw:fill-image draw:name="Bitmape_20_5" draw:display-name="Bitmape 5" xlink:href="Pictures/10000001000000B4000000B4AA917EDF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stroke-dash="Dash_20_1" draw:fill="gradient" draw:fill-gradient-name="Axial_20_light_20_red_2f_whit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7.7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09-04-16T11:32:32.86</meta:creation-date>
    <meta:editing-duration>PT7H8M16S</meta:editing-duration>
    <meta:editing-cycles>9</meta:editing-cycles>
    <meta:generator>LibreOffice/25.2.7.2$Windows_X86_64 LibreOffice_project/5cbfd1ab6520636bb5f7b99185aa69bd7456825d</meta:generator>
    <dc:date>2026-04-08T08:58:16.433036000</dc:date>
    <meta:document-statistic meta:object-count="290"/>
  </office:meta>
</office:document-meta>
</file>